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MAI_201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Maio-2018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103100.18" table:style-name="ce14">
            <text:p>103.100<text:s/></text:p>
          </table:table-cell>
          <table:table-cell office:value-type="float" office:value="2700560.2" table:style-name="ce14">
            <text:p>2.700.560<text:s/></text:p>
          </table:table-cell>
          <table:table-cell office:value-type="float" office:value="54472707.719999999" table:style-name="ce14">
            <text:p>54.472.708<text:s/></text:p>
          </table:table-cell>
          <table:table-cell office:value-type="float" office:value="1757.62" table:style-name="ce14">
            <text:p>1.758<text:s/></text:p>
          </table:table-cell>
          <table:table-cell office:value-type="float" office:value="61227052.170000002" table:style-name="ce14">
            <text:p>61.227.052<text:s/></text:p>
          </table:table-cell>
          <table:table-cell office:value-type="float" office:value="57474517.770000003" table:style-name="ce14">
            <text:p>57.474.518<text:s/></text:p>
          </table:table-cell>
          <table:table-cell office:value-type="float" office:value="2654772.23" table:style-name="ce14">
            <text:p>2.654.772<text:s/></text:p>
          </table:table-cell>
          <table:table-cell office:value-type="float" office:value="147557274.80000001" table:style-name="ce14">
            <text:p>147.557.275<text:s/></text:p>
          </table:table-cell>
          <table:table-cell office:value-type="float" office:value="41643858.210000001" table:style-name="ce14">
            <text:p>41.643.858<text:s/></text:p>
          </table:table-cell>
          <table:table-cell office:value-type="float" office:value="27410670.780000001" table:style-name="ce14">
            <text:p>27.410.671<text:s/></text:p>
          </table:table-cell>
          <table:table-cell office:value-type="float" office:value="67477217.709999993" table:style-name="ce14">
            <text:p>67.477.218<text:s/></text:p>
          </table:table-cell>
          <table:table-cell office:value-type="float" office:value="318243.68" table:style-name="ce14">
            <text:p>318.244<text:s/></text:p>
          </table:table-cell>
          <table:table-cell office:value-type="float" office:value="1389095.63" table:style-name="ce14">
            <text:p>1.389.096<text:s/></text:p>
          </table:table-cell>
          <table:table-cell office:value-type="float" office:value="15472224.060000001" table:style-name="ce14">
            <text:p>15.472.224<text:s/></text:p>
          </table:table-cell>
          <table:table-cell office:value-type="float" office:value="2757971.01" table:style-name="ce14">
            <text:p>2.757.971<text:s/></text:p>
          </table:table-cell>
          <table:table-cell office:value-type="float" office:value="97602471.599999994" table:style-name="ce14">
            <text:p>97.602.472<text:s/></text:p>
          </table:table-cell>
          <table:table-cell office:value-type="float" office:value="28436.31" table:style-name="ce14">
            <text:p>28.436<text:s/></text:p>
          </table:table-cell>
          <table:table-cell office:value-type="float" office:value="265986756.96000001" table:style-name="ce14">
            <text:p>265.986.757<text:s/></text:p>
          </table:table-cell>
          <table:table-cell office:value-type="float" office:value="269516687.05000001" table:style-name="ce14">
            <text:p>269.516.687<text:s/></text:p>
          </table:table-cell>
          <table:table-cell office:value-type="float" office:value="614029.54" table:style-name="ce14">
            <text:p>614.030<text:s/></text:p>
          </table:table-cell>
          <table:table-cell office:value-type="float" office:value="7225.63" table:style-name="ce14">
            <text:p>7.226<text:s/></text:p>
          </table:table-cell>
          <table:table-cell office:value-type="float" office:value="27875.61" table:style-name="ce14">
            <text:p>27.876<text:s/></text:p>
          </table:table-cell>
          <table:table-cell office:value-type="float" office:value="110334899.15000001" table:style-name="ce14">
            <text:p>110.334.899<text:s/></text:p>
          </table:table-cell>
          <table:table-cell office:value-type="float" office:value="436575390.68000001" table:style-name="ce14">
            <text:p>436.575.391<text:s/></text:p>
          </table:table-cell>
          <table:table-cell office:value-type="float" office:value="288902.03999999998" table:style-name="ce14">
            <text:p>288.902<text:s/></text:p>
          </table:table-cell>
          <table:table-cell office:value-type="float" office:value="1551192303.1700001" table:style-name="ce14">
            <text:p>1.551.192.303<text:s/></text:p>
          </table:table-cell>
          <table:table-cell office:value-type="float" office:value="16.22" table:style-name="ce14">
            <text:p>16<text:s/></text:p>
          </table:table-cell>
          <table:table-cell office:value-type="float" office:value="3214836017.73" table:style-name="ce15">
            <text:p>3.214.836.01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1491.11" table:style-name="ce17">
            <text:p>1.491<text:s/></text:p>
          </table:table-cell>
          <table:table-cell office:value-type="float" office:value="-1.5" table:style-name="ce17">
            <text:p>(2)</text:p>
          </table:table-cell>
          <table:table-cell office:value-type="float" office:value="0" table:style-name="ce17">
            <text:p>-<text:s/></text:p>
          </table:table-cell>
          <table:table-cell office:value-type="float" office:value="15.97" table:style-name="ce17">
            <text:p>16<text:s/></text:p>
          </table:table-cell>
          <table:table-cell office:value-type="float" office:value="-61.8" table:style-name="ce17">
            <text:p>(62)</text:p>
          </table:table-cell>
          <table:table-cell office:value-type="float" office:value="665.65" table:style-name="ce17">
            <text:p>666<text:s/></text:p>
          </table:table-cell>
          <table:table-cell office:value-type="float" office:value="-155.16" table:style-name="ce17">
            <text:p>(155)</text:p>
          </table:table-cell>
          <table:table-cell office:value-type="float" office:value="-287.24" table:style-name="ce17">
            <text:p>(287)</text:p>
          </table:table-cell>
          <table:table-cell office:value-type="float" office:value="9.25" table:style-name="ce17">
            <text:p>9<text:s/></text:p>
          </table:table-cell>
          <table:table-cell office:value-type="float" office:value="-1739.17" table:style-name="ce17">
            <text:p>(1.739)</text:p>
          </table:table-cell>
          <table:table-cell office:value-type="float" office:value="-44.3" table:style-name="ce17">
            <text:p>(44)</text:p>
          </table:table-cell>
          <table:table-cell office:value-type="float" office:value="-6.83" table:style-name="ce17">
            <text:p>(7)</text:p>
          </table:table-cell>
          <table:table-cell office:value-type="float" office:value="9137.59" table:style-name="ce17">
            <text:p>9.138<text:s/></text:p>
          </table:table-cell>
          <table:table-cell office:value-type="float" office:value="-412.02" table:style-name="ce17">
            <text:p>(412)</text:p>
          </table:table-cell>
          <table:table-cell office:value-type="float" office:value="-309.22000000000003" table:style-name="ce17">
            <text:p>(309)</text:p>
          </table:table-cell>
          <table:table-cell office:value-type="float" office:value="-2.67" table:style-name="ce17">
            <text:p>(3)</text:p>
          </table:table-cell>
          <table:table-cell office:value-type="float" office:value="208388.57" table:style-name="ce17">
            <text:p>208.389<text:s/></text:p>
          </table:table-cell>
          <table:table-cell office:value-type="float" office:value="-278.44" table:style-name="ce17">
            <text:p>(278)</text:p>
          </table:table-cell>
          <table:table-cell office:value-type="float" office:value="-1.1000000000000001" table:style-name="ce17">
            <text:p>(1)</text:p>
          </table:table-cell>
          <table:table-cell office:value-type="float" office:value="-36.869999999999997" table:style-name="ce17">
            <text:p>(37)</text:p>
          </table:table-cell>
          <table:table-cell office:value-type="float" office:value="0" table:style-name="ce17">
            <text:p>-<text:s/></text:p>
          </table:table-cell>
          <table:table-cell office:value-type="float" office:value="42310.77" table:style-name="ce17">
            <text:p>42.311<text:s/></text:p>
          </table:table-cell>
          <table:table-cell office:value-type="float" office:value="37754.86" table:style-name="ce17">
            <text:p>37.755<text:s/></text:p>
          </table:table-cell>
          <table:table-cell office:value-type="float" office:value="10415.120000000001" table:style-name="ce17">
            <text:p>10.415<text:s/></text:p>
          </table:table-cell>
          <table:table-cell office:value-type="float" office:value="812816.84" table:style-name="ce17">
            <text:p>812.817<text:s/></text:p>
          </table:table-cell>
          <table:table-cell office:value-type="float" office:value="-3.08" table:style-name="ce17">
            <text:p>(3)</text:p>
          </table:table-cell>
          <table:table-cell office:value-type="float" office:value="1119666.3299999998" table:style-name="ce18">
            <text:p>1.119.6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37959.39" table:style-name="ce17">
            <text:p>237.959<text:s/></text:p>
          </table:table-cell>
          <table:table-cell office:value-type="float" office:value="7275196.0899999999" table:style-name="ce17">
            <text:p>7.275.196<text:s/></text:p>
          </table:table-cell>
          <table:table-cell office:value-type="float" office:value="11299806.93" table:style-name="ce17">
            <text:p>11.299.807<text:s/></text:p>
          </table:table-cell>
          <table:table-cell office:value-type="float" office:value="879629.15" table:style-name="ce17">
            <text:p>879.629<text:s/></text:p>
          </table:table-cell>
          <table:table-cell office:value-type="float" office:value="143225481.66" table:style-name="ce17">
            <text:p>143.225.482<text:s/></text:p>
          </table:table-cell>
          <table:table-cell office:value-type="float" office:value="44779632.829999998" table:style-name="ce17">
            <text:p>44.779.633<text:s/></text:p>
          </table:table-cell>
          <table:table-cell office:value-type="float" office:value="3724221.37" table:style-name="ce17">
            <text:p>3.724.221<text:s/></text:p>
          </table:table-cell>
          <table:table-cell office:value-type="float" office:value="177116708.13" table:style-name="ce17">
            <text:p>177.116.708<text:s/></text:p>
          </table:table-cell>
          <table:table-cell office:value-type="float" office:value="46078956.899999999" table:style-name="ce17">
            <text:p>46.078.957<text:s/></text:p>
          </table:table-cell>
          <table:table-cell office:value-type="float" office:value="2326307.46" table:style-name="ce17">
            <text:p>2.326.307<text:s/></text:p>
          </table:table-cell>
          <table:table-cell office:value-type="float" office:value="486010060.94" table:style-name="ce17">
            <text:p>486.010.061<text:s/></text:p>
          </table:table-cell>
          <table:table-cell office:value-type="float" office:value="7795438.3499999996" table:style-name="ce17">
            <text:p>7.795.438<text:s/></text:p>
          </table:table-cell>
          <table:table-cell office:value-type="float" office:value="8755314.5299999993" table:style-name="ce17">
            <text:p>8.755.315<text:s/></text:p>
          </table:table-cell>
          <table:table-cell office:value-type="float" office:value="11099789.93" table:style-name="ce17">
            <text:p>11.099.790<text:s/></text:p>
          </table:table-cell>
          <table:table-cell office:value-type="float" office:value="7282092.0099999998" table:style-name="ce17">
            <text:p>7.282.092<text:s/></text:p>
          </table:table-cell>
          <table:table-cell office:value-type="float" office:value="101408277.31" table:style-name="ce17">
            <text:p>101.408.277<text:s/></text:p>
          </table:table-cell>
          <table:table-cell office:value-type="float" office:value="2436874.86" table:style-name="ce17">
            <text:p>2.436.875<text:s/></text:p>
          </table:table-cell>
          <table:table-cell office:value-type="float" office:value="316477117.80000001" table:style-name="ce17">
            <text:p>316.477.118<text:s/></text:p>
          </table:table-cell>
          <table:table-cell office:value-type="float" office:value="307111264.20999998" table:style-name="ce17">
            <text:p>307.111.264<text:s/></text:p>
          </table:table-cell>
          <table:table-cell office:value-type="float" office:value="4170957.6" table:style-name="ce17">
            <text:p>4.170.958<text:s/></text:p>
          </table:table-cell>
          <table:table-cell office:value-type="float" office:value="3268215.5" table:style-name="ce17">
            <text:p>3.268.216<text:s/></text:p>
          </table:table-cell>
          <table:table-cell office:value-type="float" office:value="37791.25" table:style-name="ce17">
            <text:p>37.791<text:s/></text:p>
          </table:table-cell>
          <table:table-cell office:value-type="float" office:value="390433436.76999998" table:style-name="ce17">
            <text:p>390.433.437<text:s/></text:p>
          </table:table-cell>
          <table:table-cell office:value-type="float" office:value="318234462.93000001" table:style-name="ce17">
            <text:p>318.234.463<text:s/></text:p>
          </table:table-cell>
          <table:table-cell office:value-type="float" office:value="6161925.2800000003" table:style-name="ce17">
            <text:p>6.161.925<text:s/></text:p>
          </table:table-cell>
          <table:table-cell office:value-type="float" office:value="1828270347.6600001" table:style-name="ce17">
            <text:p>1.828.270.348<text:s/></text:p>
          </table:table-cell>
          <table:table-cell office:value-type="float" office:value="2128335.27" table:style-name="ce17">
            <text:p>2.128.335<text:s/></text:p>
          </table:table-cell>
          <table:table-cell office:value-type="float" office:value="4238025602.1100001" table:style-name="ce18">
            <text:p>4.238.025.60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3225.5" table:style-name="ce17">
            <text:p>3.22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626.49" table:style-name="ce17">
            <text:p>2.62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0000" table:style-name="ce17">
            <text:p>30.00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12538510.31" table:style-name="ce17">
            <text:p>312.538.51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30707.24" table:style-name="ce17">
            <text:p>230.707<text:s/></text:p>
          </table:table-cell>
          <table:table-cell office:value-type="float" office:value="7538.47" table:style-name="ce17">
            <text:p>7.53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9047614.469999999" table:style-name="ce17">
            <text:p>99.047.614<text:s/></text:p>
          </table:table-cell>
          <table:table-cell office:value-type="float" office:value="1019.85" table:style-name="ce17">
            <text:p>1.020<text:s/></text:p>
          </table:table-cell>
          <table:table-cell office:value-type="float" office:value="963844.99" table:style-name="ce17">
            <text:p>963.845<text:s/></text:p>
          </table:table-cell>
          <table:table-cell office:value-type="float" office:value="200680.98" table:style-name="ce17">
            <text:p>200.68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13025768.30000007" table:style-name="ce18">
            <text:p>413.025.7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214294.18" table:style-name="ce17">
            <text:p>214.294<text:s/></text:p>
          </table:table-cell>
          <table:table-cell office:value-type="float" office:value="611662.46" table:style-name="ce17">
            <text:p>611.662<text:s/></text:p>
          </table:table-cell>
          <table:table-cell office:value-type="float" office:value="2749140.87" table:style-name="ce17">
            <text:p>2.749.14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817713.82" table:style-name="ce17">
            <text:p>11.817.714<text:s/></text:p>
          </table:table-cell>
          <table:table-cell office:value-type="float" office:value="11481272.890000001" table:style-name="ce17">
            <text:p>11.481.273<text:s/></text:p>
          </table:table-cell>
          <table:table-cell office:value-type="float" office:value="175507.22" table:style-name="ce17">
            <text:p>175.507<text:s/></text:p>
          </table:table-cell>
          <table:table-cell office:value-type="float" office:value="660204.63" table:style-name="ce17">
            <text:p>660.205<text:s/></text:p>
          </table:table-cell>
          <table:table-cell office:value-type="float" office:value="2858648.86" table:style-name="ce17">
            <text:p>2.858.649<text:s/></text:p>
          </table:table-cell>
          <table:table-cell office:value-type="float" office:value="1266143.3500000001" table:style-name="ce17">
            <text:p>1.266.143<text:s/></text:p>
          </table:table-cell>
          <table:table-cell office:value-type="float" office:value="10203838.09" table:style-name="ce17">
            <text:p>10.203.838<text:s/></text:p>
          </table:table-cell>
          <table:table-cell office:value-type="float" office:value="727680.07" table:style-name="ce17">
            <text:p>727.680<text:s/></text:p>
          </table:table-cell>
          <table:table-cell office:value-type="float" office:value="3747093.95" table:style-name="ce17">
            <text:p>3.747.094<text:s/></text:p>
          </table:table-cell>
          <table:table-cell office:value-type="float" office:value="2052487.78" table:style-name="ce17">
            <text:p>2.052.488<text:s/></text:p>
          </table:table-cell>
          <table:table-cell office:value-type="float" office:value="1575723.55" table:style-name="ce17">
            <text:p>1.575.724<text:s/></text:p>
          </table:table-cell>
          <table:table-cell office:value-type="float" office:value="16280203.73" table:style-name="ce17">
            <text:p>16.280.204<text:s/></text:p>
          </table:table-cell>
          <table:table-cell office:value-type="float" office:value="274067.81" table:style-name="ce17">
            <text:p>274.068<text:s/></text:p>
          </table:table-cell>
          <table:table-cell office:value-type="float" office:value="2818356.18" table:style-name="ce17">
            <text:p>2.818.356<text:s/></text:p>
          </table:table-cell>
          <table:table-cell office:value-type="float" office:value="10913405.9" table:style-name="ce17">
            <text:p>10.913.406<text:s/></text:p>
          </table:table-cell>
          <table:table-cell office:value-type="float" office:value="335158.3" table:style-name="ce17">
            <text:p>335.158<text:s/></text:p>
          </table:table-cell>
          <table:table-cell office:value-type="float" office:value="99606.18" table:style-name="ce17">
            <text:p>99.60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476111.0199999996" table:style-name="ce17">
            <text:p>6.476.111<text:s/></text:p>
          </table:table-cell>
          <table:table-cell office:value-type="float" office:value="3501342.58" table:style-name="ce17">
            <text:p>3.501.343<text:s/></text:p>
          </table:table-cell>
          <table:table-cell office:value-type="float" office:value="482954.65" table:style-name="ce17">
            <text:p>482.955<text:s/></text:p>
          </table:table-cell>
          <table:table-cell office:value-type="float" office:value="45382802.399999999" table:style-name="ce17">
            <text:p>45.382.802<text:s/></text:p>
          </table:table-cell>
          <table:table-cell office:value-type="float" office:value="79266.429999999993" table:style-name="ce17">
            <text:p>79.266<text:s/></text:p>
          </table:table-cell>
          <table:table-cell office:value-type="float" office:value="136784686.90000004" table:style-name="ce18">
            <text:p>136.784.68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53.04" table:style-name="ce17">
            <text:p>25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560.1099999999997" table:style-name="ce17">
            <text:p>4.560<text:s/></text:p>
          </table:table-cell>
          <table:table-cell office:value-type="float" office:value="6255.33" table:style-name="ce17">
            <text:p>6.255<text:s/></text:p>
          </table:table-cell>
          <table:table-cell office:value-type="float" office:value="9727943.3900000006" table:style-name="ce17">
            <text:p>9.727.943<text:s/></text:p>
          </table:table-cell>
          <table:table-cell office:value-type="float" office:value="6071639.5" table:style-name="ce17">
            <text:p>6.071.640<text:s/></text:p>
          </table:table-cell>
          <table:table-cell office:value-type="float" office:value="17302.88" table:style-name="ce17">
            <text:p>17.303<text:s/></text:p>
          </table:table-cell>
          <table:table-cell office:value-type="float" office:value="26245.26" table:style-name="ce17">
            <text:p>26.24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702" table:style-name="ce17">
            <text:p>2.70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439838.16" table:style-name="ce17">
            <text:p>11.439.83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2846164.43" table:style-name="ce17">
            <text:p>62.846.164<text:s/></text:p>
          </table:table-cell>
          <table:table-cell office:value-type="float" office:value="51401107.030000001" table:style-name="ce17">
            <text:p>51.401.107<text:s/></text:p>
          </table:table-cell>
          <table:table-cell office:value-type="float" office:value="6926.96" table:style-name="ce17">
            <text:p>6.92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9482174.949999999" table:style-name="ce17">
            <text:p>19.482.175<text:s/></text:p>
          </table:table-cell>
          <table:table-cell office:value-type="float" office:value="12561775.699999999" table:style-name="ce17">
            <text:p>12.561.77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15313813.68000001" table:style-name="ce17">
            <text:p>215.313.81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88908702.41999996" table:style-name="ce18">
            <text:p>388.908.70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0" table:style-name="ce17">
            <text:p>-<text:s/></text:p>
          </table:table-cell>
          <table:table-cell office:value-type="float" office:value="2888.06" table:style-name="ce17">
            <text:p>2.888<text:s/></text:p>
          </table:table-cell>
          <table:table-cell office:value-type="float" office:value="5783962.9900000002" table:style-name="ce17">
            <text:p>5.783.963<text:s/></text:p>
          </table:table-cell>
          <table:table-cell office:value-type="float" office:value="809859.17" table:style-name="ce17">
            <text:p>809.859<text:s/></text:p>
          </table:table-cell>
          <table:table-cell office:value-type="float" office:value="50390816.909999996" table:style-name="ce17">
            <text:p>50.390.817<text:s/></text:p>
          </table:table-cell>
          <table:table-cell office:value-type="float" office:value="15716617.539999999" table:style-name="ce17">
            <text:p>15.716.618<text:s/></text:p>
          </table:table-cell>
          <table:table-cell office:value-type="float" office:value="488330.64" table:style-name="ce17">
            <text:p>488.331<text:s/></text:p>
          </table:table-cell>
          <table:table-cell office:value-type="float" office:value="120511523.76000001" table:style-name="ce17">
            <text:p>120.511.524<text:s/></text:p>
          </table:table-cell>
          <table:table-cell office:value-type="float" office:value="14327997.470000001" table:style-name="ce17">
            <text:p>14.327.997<text:s/></text:p>
          </table:table-cell>
          <table:table-cell office:value-type="float" office:value="238329.25" table:style-name="ce17">
            <text:p>238.329<text:s/></text:p>
          </table:table-cell>
          <table:table-cell office:value-type="float" office:value="32322860.530000001" table:style-name="ce17">
            <text:p>32.322.861<text:s/></text:p>
          </table:table-cell>
          <table:table-cell office:value-type="float" office:value="551891.72" table:style-name="ce17">
            <text:p>551.892<text:s/></text:p>
          </table:table-cell>
          <table:table-cell office:value-type="float" office:value="614686.37" table:style-name="ce17">
            <text:p>614.686<text:s/></text:p>
          </table:table-cell>
          <table:table-cell office:value-type="float" office:value="2477679.5099999998" table:style-name="ce17">
            <text:p>2.477.680<text:s/></text:p>
          </table:table-cell>
          <table:table-cell office:value-type="float" office:value="2039993.96" table:style-name="ce17">
            <text:p>2.039.994<text:s/></text:p>
          </table:table-cell>
          <table:table-cell office:value-type="float" office:value="35775277.369999997" table:style-name="ce17">
            <text:p>35.775.277<text:s/></text:p>
          </table:table-cell>
          <table:table-cell office:value-type="float" office:value="5275.62" table:style-name="ce17">
            <text:p>5.276<text:s/></text:p>
          </table:table-cell>
          <table:table-cell office:value-type="float" office:value="119794940.81999999" table:style-name="ce17">
            <text:p>119.794.941<text:s/></text:p>
          </table:table-cell>
          <table:table-cell office:value-type="float" office:value="125683670.29000001" table:style-name="ce17">
            <text:p>125.683.670<text:s/></text:p>
          </table:table-cell>
          <table:table-cell office:value-type="float" office:value="259645.89" table:style-name="ce17">
            <text:p>259.64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968.03" table:style-name="ce17">
            <text:p>12.968<text:s/></text:p>
          </table:table-cell>
          <table:table-cell office:value-type="float" office:value="112162825.69" table:style-name="ce17">
            <text:p>112.162.826<text:s/></text:p>
          </table:table-cell>
          <table:table-cell office:value-type="float" office:value="170538994.19999999" table:style-name="ce17">
            <text:p>170.538.994<text:s/></text:p>
          </table:table-cell>
          <table:table-cell office:value-type="float" office:value="112895.61" table:style-name="ce17">
            <text:p>112.896<text:s/></text:p>
          </table:table-cell>
          <table:table-cell office:value-type="float" office:value="568029474.09000003" table:style-name="ce17">
            <text:p>568.029.47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378653405.49" table:style-name="ce18">
            <text:p>1.378.653.40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23665.21" table:style-name="ce17">
            <text:p>23.665<text:s/></text:p>
          </table:table-cell>
          <table:table-cell office:value-type="float" office:value="6657420.0699999994" table:style-name="ce17">
            <text:p>6.657.420<text:s/></text:p>
          </table:table-cell>
          <table:table-cell office:value-type="float" office:value="2766703.07" table:style-name="ce17">
            <text:p>2.766.703<text:s/></text:p>
          </table:table-cell>
          <table:table-cell office:value-type="float" office:value="69516.94" table:style-name="ce17">
            <text:p>69.517<text:s/></text:p>
          </table:table-cell>
          <table:table-cell office:value-type="float" office:value="81014324.439999998" table:style-name="ce17">
            <text:p>81.014.324<text:s/></text:p>
          </table:table-cell>
          <table:table-cell office:value-type="float" office:value="17577182.289999999" table:style-name="ce17">
            <text:p>17.577.182<text:s/></text:p>
          </table:table-cell>
          <table:table-cell office:value-type="float" office:value="3054128.1799999997" table:style-name="ce17">
            <text:p>3.054.128<text:s/></text:p>
          </table:table-cell>
          <table:table-cell office:value-type="float" office:value="46217036.350000001" table:style-name="ce17">
            <text:p>46.217.036<text:s/></text:p>
          </table:table-cell>
          <table:table-cell office:value-type="float" office:value="22790671.07" table:style-name="ce17">
            <text:p>22.790.671<text:s/></text:p>
          </table:table-cell>
          <table:table-cell office:value-type="float" office:value="804531.98" table:style-name="ce17">
            <text:p>804.532<text:s/></text:p>
          </table:table-cell>
          <table:table-cell office:value-type="float" office:value="130918606.75" table:style-name="ce17">
            <text:p>130.918.607<text:s/></text:p>
          </table:table-cell>
          <table:table-cell office:value-type="float" office:value="6515866.5599999996" table:style-name="ce17">
            <text:p>6.515.867<text:s/></text:p>
          </table:table-cell>
          <table:table-cell office:value-type="float" office:value="4393534.21" table:style-name="ce17">
            <text:p>4.393.534<text:s/></text:p>
          </table:table-cell>
          <table:table-cell office:value-type="float" office:value="6566920.6399999997" table:style-name="ce17">
            <text:p>6.566.921<text:s/></text:p>
          </table:table-cell>
          <table:table-cell office:value-type="float" office:value="3666374.5" table:style-name="ce17">
            <text:p>3.666.375<text:s/></text:p>
          </table:table-cell>
          <table:table-cell office:value-type="float" office:value="37912958.049999997" table:style-name="ce17">
            <text:p>37.912.958<text:s/></text:p>
          </table:table-cell>
          <table:table-cell office:value-type="float" office:value="2157531.4299999997" table:style-name="ce17">
            <text:p>2.157.531<text:s/></text:p>
          </table:table-cell>
          <table:table-cell office:value-type="float" office:value="131017656.37" table:style-name="ce17">
            <text:p>131.017.656<text:s/></text:p>
          </table:table-cell>
          <table:table-cell office:value-type="float" office:value="118882373.75" table:style-name="ce17">
            <text:p>118.882.374<text:s/></text:p>
          </table:table-cell>
          <table:table-cell office:value-type="float" office:value="3561687.98" table:style-name="ce17">
            <text:p>3.561.688<text:s/></text:p>
          </table:table-cell>
          <table:table-cell office:value-type="float" office:value="3168609.3200000003" table:style-name="ce17">
            <text:p>3.168.609<text:s/></text:p>
          </table:table-cell>
          <table:table-cell office:value-type="float" office:value="24823.22" table:style-name="ce17">
            <text:p>24.823<text:s/></text:p>
          </table:table-cell>
          <table:table-cell office:value-type="float" office:value="153264710.63999999" table:style-name="ce17">
            <text:p>153.264.711<text:s/></text:p>
          </table:table-cell>
          <table:table-cell office:value-type="float" office:value="131631330.59999999" table:style-name="ce17">
            <text:p>131.631.331<text:s/></text:p>
          </table:table-cell>
          <table:table-cell office:value-type="float" office:value="4602230.03" table:style-name="ce17">
            <text:p>4.602.230<text:s/></text:p>
          </table:table-cell>
          <table:table-cell office:value-type="float" office:value="999343576.50999999" table:style-name="ce17">
            <text:p>999.343.577<text:s/></text:p>
          </table:table-cell>
          <table:table-cell office:value-type="float" office:value="2049068.84" table:style-name="ce17">
            <text:p>2.049.069<text:s/></text:p>
          </table:table-cell>
          <table:table-cell office:value-type="float" office:value="1920653038.9999998" table:style-name="ce18">
            <text:p>1.920.653.0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0043228.969999999" table:style-name="ce17">
            <text:p>20.043.229<text:s/></text:p>
          </table:table-cell>
          <table:table-cell office:value-type="float" office:value="71687809.260000005" table:style-name="ce17">
            <text:p>71.687.809<text:s/></text:p>
          </table:table-cell>
          <table:table-cell office:value-type="float" office:value="207905580.53" table:style-name="ce17">
            <text:p>207.905.581<text:s/></text:p>
          </table:table-cell>
          <table:table-cell office:value-type="float" office:value="14651368.380000001" table:style-name="ce17">
            <text:p>14.651.368<text:s/></text:p>
          </table:table-cell>
          <table:table-cell office:value-type="float" office:value="419838148.26999998" table:style-name="ce17">
            <text:p>419.838.148<text:s/></text:p>
          </table:table-cell>
          <table:table-cell office:value-type="float" office:value="502201064.77999997" table:style-name="ce17">
            <text:p>502.201.065<text:s/></text:p>
          </table:table-cell>
          <table:table-cell office:value-type="float" office:value="3887901353.5899997" table:style-name="ce17">
            <text:p>3.887.901.354<text:s/></text:p>
          </table:table-cell>
          <table:table-cell office:value-type="float" office:value="255852253.53" table:style-name="ce17">
            <text:p>255.852.254<text:s/></text:p>
          </table:table-cell>
          <table:table-cell office:value-type="float" office:value="345942914.36000001" table:style-name="ce17">
            <text:p>345.942.914<text:s/></text:p>
          </table:table-cell>
          <table:table-cell office:value-type="float" office:value="102056942.43000001" table:style-name="ce17">
            <text:p>102.056.942<text:s/></text:p>
          </table:table-cell>
          <table:table-cell office:value-type="float" office:value="1194980988.5899999" table:style-name="ce17">
            <text:p>1.194.980.989<text:s/></text:p>
          </table:table-cell>
          <table:table-cell office:value-type="float" office:value="147108592.03" table:style-name="ce17">
            <text:p>147.108.592<text:s/></text:p>
          </table:table-cell>
          <table:table-cell office:value-type="float" office:value="173592653.25999999" table:style-name="ce17">
            <text:p>173.592.653<text:s/></text:p>
          </table:table-cell>
          <table:table-cell office:value-type="float" office:value="172290561.19" table:style-name="ce17">
            <text:p>172.290.561<text:s/></text:p>
          </table:table-cell>
          <table:table-cell office:value-type="float" office:value="114672597.90000001" table:style-name="ce17">
            <text:p>114.672.598<text:s/></text:p>
          </table:table-cell>
          <table:table-cell office:value-type="float" office:value="352590357.94" table:style-name="ce17">
            <text:p>352.590.358<text:s/></text:p>
          </table:table-cell>
          <table:table-cell office:value-type="float" office:value="83534493.609999999" table:style-name="ce17">
            <text:p>83.534.494<text:s/></text:p>
          </table:table-cell>
          <table:table-cell office:value-type="float" office:value="937501430.88999999" table:style-name="ce17">
            <text:p>937.501.431<text:s/></text:p>
          </table:table-cell>
          <table:table-cell office:value-type="float" office:value="4221830184.1700001" table:style-name="ce17">
            <text:p>4.221.830.184<text:s/></text:p>
          </table:table-cell>
          <table:table-cell office:value-type="float" office:value="108587944.31999999" table:style-name="ce17">
            <text:p>108.587.944<text:s/></text:p>
          </table:table-cell>
          <table:table-cell office:value-type="float" office:value="48467692.770000003" table:style-name="ce17">
            <text:p>48.467.693<text:s/></text:p>
          </table:table-cell>
          <table:table-cell office:value-type="float" office:value="17730479.059999999" table:style-name="ce17">
            <text:p>17.730.479<text:s/></text:p>
          </table:table-cell>
          <table:table-cell office:value-type="float" office:value="1131976234.4000001" table:style-name="ce17">
            <text:p>1.131.976.234<text:s/></text:p>
          </table:table-cell>
          <table:table-cell office:value-type="float" office:value="618355086.99000001" table:style-name="ce17">
            <text:p>618.355.087<text:s/></text:p>
          </table:table-cell>
          <table:table-cell office:value-type="float" office:value="72568062.189999998" table:style-name="ce17">
            <text:p>72.568.062<text:s/></text:p>
          </table:table-cell>
          <table:table-cell office:value-type="float" office:value="10904695809.469999" table:style-name="ce17">
            <text:p>10.904.695.809<text:s/></text:p>
          </table:table-cell>
          <table:table-cell office:value-type="float" office:value="34600055.32" table:style-name="ce17">
            <text:p>34.600.055<text:s/></text:p>
          </table:table-cell>
          <table:table-cell office:value-type="float" office:value="26163163888.199997" table:style-name="ce18">
            <text:p>26.163.163.88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6556581.5300000003" table:style-name="ce17">
            <text:p>6.556.582<text:s/></text:p>
          </table:table-cell>
          <table:table-cell office:value-type="float" office:value="22959567.609999999" table:style-name="ce17">
            <text:p>22.959.568<text:s/></text:p>
          </table:table-cell>
          <table:table-cell office:value-type="float" office:value="23777036.16" table:style-name="ce17">
            <text:p>23.777.036<text:s/></text:p>
          </table:table-cell>
          <table:table-cell office:value-type="float" office:value="4293646.43" table:style-name="ce17">
            <text:p>4.293.646<text:s/></text:p>
          </table:table-cell>
          <table:table-cell office:value-type="float" office:value="95601148.930000007" table:style-name="ce17">
            <text:p>95.601.149<text:s/></text:p>
          </table:table-cell>
          <table:table-cell office:value-type="float" office:value="54079170.630000003" table:style-name="ce17">
            <text:p>54.079.171<text:s/></text:p>
          </table:table-cell>
          <table:table-cell office:value-type="float" office:value="81758847.61999999" table:style-name="ce17">
            <text:p>81.758.848<text:s/></text:p>
          </table:table-cell>
          <table:table-cell office:value-type="float" office:value="53292186.670000002" table:style-name="ce17">
            <text:p>53.292.187<text:s/></text:p>
          </table:table-cell>
          <table:table-cell office:value-type="float" office:value="113260658.42" table:style-name="ce17">
            <text:p>113.260.658<text:s/></text:p>
          </table:table-cell>
          <table:table-cell office:value-type="float" office:value="34268725.590000004" table:style-name="ce17">
            <text:p>34.268.726<text:s/></text:p>
          </table:table-cell>
          <table:table-cell office:value-type="float" office:value="292027781.61000001" table:style-name="ce17">
            <text:p>292.027.782<text:s/></text:p>
          </table:table-cell>
          <table:table-cell office:value-type="float" office:value="47133655" table:style-name="ce17">
            <text:p>47.133.655<text:s/></text:p>
          </table:table-cell>
          <table:table-cell office:value-type="float" office:value="43607245.649999999" table:style-name="ce17">
            <text:p>43.607.246<text:s/></text:p>
          </table:table-cell>
          <table:table-cell office:value-type="float" office:value="40031272.880000003" table:style-name="ce17">
            <text:p>40.031.273<text:s/></text:p>
          </table:table-cell>
          <table:table-cell office:value-type="float" office:value="33528843.199999999" table:style-name="ce17">
            <text:p>33.528.843<text:s/></text:p>
          </table:table-cell>
          <table:table-cell office:value-type="float" office:value="72702177.769999996" table:style-name="ce17">
            <text:p>72.702.178<text:s/></text:p>
          </table:table-cell>
          <table:table-cell office:value-type="float" office:value="23812762.66" table:style-name="ce17">
            <text:p>23.812.763<text:s/></text:p>
          </table:table-cell>
          <table:table-cell office:value-type="float" office:value="196835246.68000001" table:style-name="ce17">
            <text:p>196.835.247<text:s/></text:p>
          </table:table-cell>
          <table:table-cell office:value-type="float" office:value="430636291.14999998" table:style-name="ce17">
            <text:p>430.636.291<text:s/></text:p>
          </table:table-cell>
          <table:table-cell office:value-type="float" office:value="32620945.539999999" table:style-name="ce17">
            <text:p>32.620.946<text:s/></text:p>
          </table:table-cell>
          <table:table-cell office:value-type="float" office:value="14121446.939999999" table:style-name="ce17">
            <text:p>14.121.447<text:s/></text:p>
          </table:table-cell>
          <table:table-cell office:value-type="float" office:value="4896564.25" table:style-name="ce17">
            <text:p>4.896.564<text:s/></text:p>
          </table:table-cell>
          <table:table-cell office:value-type="float" office:value="241625111.87" table:style-name="ce17">
            <text:p>241.625.112<text:s/></text:p>
          </table:table-cell>
          <table:table-cell office:value-type="float" office:value="115909422.08" table:style-name="ce17">
            <text:p>115.909.422<text:s/></text:p>
          </table:table-cell>
          <table:table-cell office:value-type="float" office:value="25043553.199999999" table:style-name="ce17">
            <text:p>25.043.553<text:s/></text:p>
          </table:table-cell>
          <table:table-cell office:value-type="float" office:value="1208409903.75" table:style-name="ce17">
            <text:p>1.208.409.904<text:s/></text:p>
          </table:table-cell>
          <table:table-cell office:value-type="float" office:value="9582232.7100000009" table:style-name="ce17">
            <text:p>9.582.233<text:s/></text:p>
          </table:table-cell>
          <table:table-cell office:value-type="float" office:value="3322372026.5299997" table:style-name="ce18">
            <text:p>3.322.372.02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5055249.9400000004" table:style-name="ce17">
            <text:p>5.055.250<text:s/></text:p>
          </table:table-cell>
          <table:table-cell office:value-type="float" office:value="16169290.880000001" table:style-name="ce17">
            <text:p>16.169.291<text:s/></text:p>
          </table:table-cell>
          <table:table-cell office:value-type="float" office:value="88642757.819999993" table:style-name="ce17">
            <text:p>88.642.758<text:s/></text:p>
          </table:table-cell>
          <table:table-cell office:value-type="float" office:value="5181132.79" table:style-name="ce17">
            <text:p>5.181.133<text:s/></text:p>
          </table:table-cell>
          <table:table-cell office:value-type="float" office:value="123235482.14" table:style-name="ce17">
            <text:p>123.235.482<text:s/></text:p>
          </table:table-cell>
          <table:table-cell office:value-type="float" office:value="261822053.11000001" table:style-name="ce17">
            <text:p>261.822.053<text:s/></text:p>
          </table:table-cell>
          <table:table-cell office:value-type="float" office:value="505367610.94" table:style-name="ce17">
            <text:p>505.367.611<text:s/></text:p>
          </table:table-cell>
          <table:table-cell office:value-type="float" office:value="95459009.409999996" table:style-name="ce17">
            <text:p>95.459.009<text:s/></text:p>
          </table:table-cell>
          <table:table-cell office:value-type="float" office:value="108860946.13" table:style-name="ce17">
            <text:p>108.860.946<text:s/></text:p>
          </table:table-cell>
          <table:table-cell office:value-type="float" office:value="30925416.32" table:style-name="ce17">
            <text:p>30.925.416<text:s/></text:p>
          </table:table-cell>
          <table:table-cell office:value-type="float" office:value="334006482.31" table:style-name="ce17">
            <text:p>334.006.482<text:s/></text:p>
          </table:table-cell>
          <table:table-cell office:value-type="float" office:value="51540380.229999997" table:style-name="ce17">
            <text:p>51.540.380<text:s/></text:p>
          </table:table-cell>
          <table:table-cell office:value-type="float" office:value="53240138.950000003" table:style-name="ce17">
            <text:p>53.240.139<text:s/></text:p>
          </table:table-cell>
          <table:table-cell office:value-type="float" office:value="56921762" table:style-name="ce17">
            <text:p>56.921.762<text:s/></text:p>
          </table:table-cell>
          <table:table-cell office:value-type="float" office:value="27161117.510000002" table:style-name="ce17">
            <text:p>27.161.118<text:s/></text:p>
          </table:table-cell>
          <table:table-cell office:value-type="float" office:value="131111311.47" table:style-name="ce17">
            <text:p>131.111.311<text:s/></text:p>
          </table:table-cell>
          <table:table-cell office:value-type="float" office:value="26206074.050000001" table:style-name="ce17">
            <text:p>26.206.074<text:s/></text:p>
          </table:table-cell>
          <table:table-cell office:value-type="float" office:value="345597469.25999999" table:style-name="ce17">
            <text:p>345.597.469<text:s/></text:p>
          </table:table-cell>
          <table:table-cell office:value-type="float" office:value="1437361902.1600001" table:style-name="ce17">
            <text:p>1.437.361.902<text:s/></text:p>
          </table:table-cell>
          <table:table-cell office:value-type="float" office:value="26302173.649999999" table:style-name="ce17">
            <text:p>26.302.174<text:s/></text:p>
          </table:table-cell>
          <table:table-cell office:value-type="float" office:value="14128176.199999999" table:style-name="ce17">
            <text:p>14.128.176<text:s/></text:p>
          </table:table-cell>
          <table:table-cell office:value-type="float" office:value="5544891" table:style-name="ce17">
            <text:p>5.544.891<text:s/></text:p>
          </table:table-cell>
          <table:table-cell office:value-type="float" office:value="349319170.54000002" table:style-name="ce17">
            <text:p>349.319.171<text:s/></text:p>
          </table:table-cell>
          <table:table-cell office:value-type="float" office:value="233150481.59999999" table:style-name="ce17">
            <text:p>233.150.482<text:s/></text:p>
          </table:table-cell>
          <table:table-cell office:value-type="float" office:value="17813438.489999998" table:style-name="ce17">
            <text:p>17.813.438<text:s/></text:p>
          </table:table-cell>
          <table:table-cell office:value-type="float" office:value="3117846608.8000002" table:style-name="ce17">
            <text:p>3.117.846.609<text:s/></text:p>
          </table:table-cell>
          <table:table-cell office:value-type="float" office:value="12121993.210000001" table:style-name="ce17">
            <text:p>12.121.993<text:s/></text:p>
          </table:table-cell>
          <table:table-cell office:value-type="float" office:value="7480092520.9099998" table:style-name="ce18">
            <text:p>7.480.092.5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7">
            <text:p>-<text:s/></text:p>
          </table:table-cell>
          <table:table-cell office:value-type="float" office:value="185.05" table:style-name="ce17">
            <text:p>185<text:s/></text:p>
          </table:table-cell>
          <table:table-cell office:value-type="float" office:value="212609.87" table:style-name="ce17">
            <text:p>212.610<text:s/></text:p>
          </table:table-cell>
          <table:table-cell office:value-type="float" office:value="1785.13" table:style-name="ce17">
            <text:p>1.785<text:s/></text:p>
          </table:table-cell>
          <table:table-cell office:value-type="float" office:value="1303075.8400000001" table:style-name="ce17">
            <text:p>1.303.076<text:s/></text:p>
          </table:table-cell>
          <table:table-cell office:value-type="float" office:value="18134738.199999999" table:style-name="ce17">
            <text:p>18.134.738<text:s/></text:p>
          </table:table-cell>
          <table:table-cell office:value-type="float" office:value="224652245.43000001" table:style-name="ce17">
            <text:p>224.652.245<text:s/></text:p>
          </table:table-cell>
          <table:table-cell office:value-type="float" office:value="6278048.75" table:style-name="ce17">
            <text:p>6.278.049<text:s/></text:p>
          </table:table-cell>
          <table:table-cell office:value-type="float" office:value="256708.38" table:style-name="ce17">
            <text:p>256.708<text:s/></text:p>
          </table:table-cell>
          <table:table-cell office:value-type="float" office:value="182.43" table:style-name="ce17">
            <text:p>182<text:s/></text:p>
          </table:table-cell>
          <table:table-cell office:value-type="float" office:value="13432711.82" table:style-name="ce17">
            <text:p>13.432.712<text:s/></text:p>
          </table:table-cell>
          <table:table-cell office:value-type="float" office:value="183854.56" table:style-name="ce17">
            <text:p>183.855<text:s/></text:p>
          </table:table-cell>
          <table:table-cell office:value-type="float" office:value="451489.13" table:style-name="ce17">
            <text:p>451.489<text:s/></text:p>
          </table:table-cell>
          <table:table-cell office:value-type="float" office:value="17741593.920000002" table:style-name="ce17">
            <text:p>17.741.594<text:s/></text:p>
          </table:table-cell>
          <table:table-cell office:value-type="float" office:value="2463.25" table:style-name="ce17">
            <text:p>2.463<text:s/></text:p>
          </table:table-cell>
          <table:table-cell office:value-type="float" office:value="7008786.5" table:style-name="ce17">
            <text:p>7.008.78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9954340.02" table:style-name="ce17">
            <text:p>19.954.340<text:s/></text:p>
          </table:table-cell>
          <table:table-cell office:value-type="float" office:value="112995890.48999999" table:style-name="ce17">
            <text:p>112.995.890<text:s/></text:p>
          </table:table-cell>
          <table:table-cell office:value-type="float" office:value="22830.25" table:style-name="ce17">
            <text:p>22.830<text:s/></text:p>
          </table:table-cell>
          <table:table-cell office:value-type="float" office:value="22762.3" table:style-name="ce17">
            <text:p>22.76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6121213.84" table:style-name="ce17">
            <text:p>26.121.214<text:s/></text:p>
          </table:table-cell>
          <table:table-cell office:value-type="float" office:value="1449236.75" table:style-name="ce17">
            <text:p>1.449.237<text:s/></text:p>
          </table:table-cell>
          <table:table-cell office:value-type="float" office:value="1476461.03" table:style-name="ce17">
            <text:p>1.476.461<text:s/></text:p>
          </table:table-cell>
          <table:table-cell office:value-type="float" office:value="493257599.70999998" table:style-name="ce17">
            <text:p>493.257.600<text:s/></text:p>
          </table:table-cell>
          <table:table-cell office:value-type="float" office:value="9160.4" table:style-name="ce17">
            <text:p>9.160<text:s/></text:p>
          </table:table-cell>
          <table:table-cell office:value-type="float" office:value="944969973.04999983" table:style-name="ce18">
            <text:p>944.969.97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5055249.9400000004" table:style-name="ce17">
            <text:p>5.055.250<text:s/></text:p>
          </table:table-cell>
          <table:table-cell office:value-type="float" office:value="16169105.83" table:style-name="ce17">
            <text:p>16.169.106<text:s/></text:p>
          </table:table-cell>
          <table:table-cell office:value-type="float" office:value="88430147.949999988" table:style-name="ce17">
            <text:p>88.430.148<text:s/></text:p>
          </table:table-cell>
          <table:table-cell office:value-type="float" office:value="5179347.66" table:style-name="ce17">
            <text:p>5.179.348<text:s/></text:p>
          </table:table-cell>
          <table:table-cell office:value-type="float" office:value="121932406.3" table:style-name="ce17">
            <text:p>121.932.406<text:s/></text:p>
          </table:table-cell>
          <table:table-cell office:value-type="float" office:value="243687314.91" table:style-name="ce17">
            <text:p>243.687.315<text:s/></text:p>
          </table:table-cell>
          <table:table-cell office:value-type="float" office:value="280715365.50999999" table:style-name="ce17">
            <text:p>280.715.366<text:s/></text:p>
          </table:table-cell>
          <table:table-cell office:value-type="float" office:value="89180960.660000011" table:style-name="ce17">
            <text:p>89.180.961<text:s/></text:p>
          </table:table-cell>
          <table:table-cell office:value-type="float" office:value="108604237.75" table:style-name="ce17">
            <text:p>108.604.238<text:s/></text:p>
          </table:table-cell>
          <table:table-cell office:value-type="float" office:value="30925233.890000001" table:style-name="ce17">
            <text:p>30.925.234<text:s/></text:p>
          </table:table-cell>
          <table:table-cell office:value-type="float" office:value="320573770.49000001" table:style-name="ce17">
            <text:p>320.573.770<text:s/></text:p>
          </table:table-cell>
          <table:table-cell office:value-type="float" office:value="51356525.670000002" table:style-name="ce17">
            <text:p>51.356.526<text:s/></text:p>
          </table:table-cell>
          <table:table-cell office:value-type="float" office:value="52788649.82" table:style-name="ce17">
            <text:p>52.788.650<text:s/></text:p>
          </table:table-cell>
          <table:table-cell office:value-type="float" office:value="39180168.079999998" table:style-name="ce17">
            <text:p>39.180.168<text:s/></text:p>
          </table:table-cell>
          <table:table-cell office:value-type="float" office:value="27158654.260000002" table:style-name="ce17">
            <text:p>27.158.654<text:s/></text:p>
          </table:table-cell>
          <table:table-cell office:value-type="float" office:value="124102524.97" table:style-name="ce17">
            <text:p>124.102.525<text:s/></text:p>
          </table:table-cell>
          <table:table-cell office:value-type="float" office:value="26206074.050000004" table:style-name="ce17">
            <text:p>26.206.074<text:s/></text:p>
          </table:table-cell>
          <table:table-cell office:value-type="float" office:value="325643129.24000001" table:style-name="ce17">
            <text:p>325.643.129<text:s/></text:p>
          </table:table-cell>
          <table:table-cell office:value-type="float" office:value="1324366011.6700001" table:style-name="ce17">
            <text:p>1.324.366.012<text:s/></text:p>
          </table:table-cell>
          <table:table-cell office:value-type="float" office:value="26279343.399999999" table:style-name="ce17">
            <text:p>26.279.343<text:s/></text:p>
          </table:table-cell>
          <table:table-cell office:value-type="float" office:value="14105413.899999999" table:style-name="ce17">
            <text:p>14.105.414<text:s/></text:p>
          </table:table-cell>
          <table:table-cell office:value-type="float" office:value="5544891" table:style-name="ce17">
            <text:p>5.544.891<text:s/></text:p>
          </table:table-cell>
          <table:table-cell office:value-type="float" office:value="323197956.69999999" table:style-name="ce17">
            <text:p>323.197.957<text:s/></text:p>
          </table:table-cell>
          <table:table-cell office:value-type="float" office:value="231701244.84999999" table:style-name="ce17">
            <text:p>231.701.245<text:s/></text:p>
          </table:table-cell>
          <table:table-cell office:value-type="float" office:value="16336977.459999999" table:style-name="ce17">
            <text:p>16.336.977<text:s/></text:p>
          </table:table-cell>
          <table:table-cell office:value-type="float" office:value="2624589009.0900002" table:style-name="ce17">
            <text:p>2.624.589.009<text:s/></text:p>
          </table:table-cell>
          <table:table-cell office:value-type="float" office:value="12112832.809999999" table:style-name="ce17">
            <text:p>12.112.833<text:s/></text:p>
          </table:table-cell>
          <table:table-cell office:value-type="float" office:value="6535122547.8599997" table:style-name="ce18">
            <text:p>6.535.122.54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8431397.5" table:style-name="ce17">
            <text:p>8.431.398<text:s/></text:p>
          </table:table-cell>
          <table:table-cell office:value-type="float" office:value="32558950.77" table:style-name="ce17">
            <text:p>32.558.951<text:s/></text:p>
          </table:table-cell>
          <table:table-cell office:value-type="float" office:value="95485786.549999997" table:style-name="ce17">
            <text:p>95.485.787<text:s/></text:p>
          </table:table-cell>
          <table:table-cell office:value-type="float" office:value="5176589.16" table:style-name="ce17">
            <text:p>5.176.589<text:s/></text:p>
          </table:table-cell>
          <table:table-cell office:value-type="float" office:value="201001517.19999999" table:style-name="ce17">
            <text:p>201.001.517<text:s/></text:p>
          </table:table-cell>
          <table:table-cell office:value-type="float" office:value="186299841.03999999" table:style-name="ce17">
            <text:p>186.299.841<text:s/></text:p>
          </table:table-cell>
          <table:table-cell office:value-type="float" office:value="3300774895.0300002" table:style-name="ce17">
            <text:p>3.300.774.895<text:s/></text:p>
          </table:table-cell>
          <table:table-cell office:value-type="float" office:value="107101057.45" table:style-name="ce17">
            <text:p>107.101.057<text:s/></text:p>
          </table:table-cell>
          <table:table-cell office:value-type="float" office:value="123821309.81" table:style-name="ce17">
            <text:p>123.821.310<text:s/></text:p>
          </table:table-cell>
          <table:table-cell office:value-type="float" office:value="36862800.520000003" table:style-name="ce17">
            <text:p>36.862.801<text:s/></text:p>
          </table:table-cell>
          <table:table-cell office:value-type="float" office:value="568946724.66999996" table:style-name="ce17">
            <text:p>568.946.725<text:s/></text:p>
          </table:table-cell>
          <table:table-cell office:value-type="float" office:value="48434556.799999997" table:style-name="ce17">
            <text:p>48.434.557<text:s/></text:p>
          </table:table-cell>
          <table:table-cell office:value-type="float" office:value="76745268.659999996" table:style-name="ce17">
            <text:p>76.745.269<text:s/></text:p>
          </table:table-cell>
          <table:table-cell office:value-type="float" office:value="75337526.310000002" table:style-name="ce17">
            <text:p>75.337.526<text:s/></text:p>
          </table:table-cell>
          <table:table-cell office:value-type="float" office:value="53982637.189999998" table:style-name="ce17">
            <text:p>53.982.637<text:s/></text:p>
          </table:table-cell>
          <table:table-cell office:value-type="float" office:value="148776868.69999999" table:style-name="ce17">
            <text:p>148.776.869<text:s/></text:p>
          </table:table-cell>
          <table:table-cell office:value-type="float" office:value="33515656.899999999" table:style-name="ce17">
            <text:p>33.515.657<text:s/></text:p>
          </table:table-cell>
          <table:table-cell office:value-type="float" office:value="395068714.94999999" table:style-name="ce17">
            <text:p>395.068.715<text:s/></text:p>
          </table:table-cell>
          <table:table-cell office:value-type="float" office:value="2353831990.8600001" table:style-name="ce17">
            <text:p>2.353.831.991<text:s/></text:p>
          </table:table-cell>
          <table:table-cell office:value-type="float" office:value="49664825.130000003" table:style-name="ce17">
            <text:p>49.664.825<text:s/></text:p>
          </table:table-cell>
          <table:table-cell office:value-type="float" office:value="20218069.629999999" table:style-name="ce17">
            <text:p>20.218.070<text:s/></text:p>
          </table:table-cell>
          <table:table-cell office:value-type="float" office:value="7289023.8099999996" table:style-name="ce17">
            <text:p>7.289.024<text:s/></text:p>
          </table:table-cell>
          <table:table-cell office:value-type="float" office:value="541031951.99000001" table:style-name="ce17">
            <text:p>541.031.952<text:s/></text:p>
          </table:table-cell>
          <table:table-cell office:value-type="float" office:value="269295183.31" table:style-name="ce17">
            <text:p>269.295.183<text:s/></text:p>
          </table:table-cell>
          <table:table-cell office:value-type="float" office:value="29711070.5" table:style-name="ce17">
            <text:p>29.711.071<text:s/></text:p>
          </table:table-cell>
          <table:table-cell office:value-type="float" office:value="6578439296.9200001" table:style-name="ce17">
            <text:p>6.578.439.297<text:s/></text:p>
          </table:table-cell>
          <table:table-cell office:value-type="float" office:value="12895829.4" table:style-name="ce17">
            <text:p>12.895.829<text:s/></text:p>
          </table:table-cell>
          <table:table-cell office:value-type="float" office:value="15360699340.76" table:style-name="ce18">
            <text:p>15.360.699.34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484251.0199999996" table:style-name="ce17">
            <text:p>7.484.251<text:s/></text:p>
          </table:table-cell>
          <table:table-cell office:value-type="float" office:value="28892224.280000001" table:style-name="ce17">
            <text:p>28.892.224<text:s/></text:p>
          </table:table-cell>
          <table:table-cell office:value-type="float" office:value="71015144.060000002" table:style-name="ce17">
            <text:p>71.015.144<text:s/></text:p>
          </table:table-cell>
          <table:table-cell office:value-type="float" office:value="4800313.78" table:style-name="ce17">
            <text:p>4.800.314<text:s/></text:p>
          </table:table-cell>
          <table:table-cell office:value-type="float" office:value="162044506.97999999" table:style-name="ce17">
            <text:p>162.044.507<text:s/></text:p>
          </table:table-cell>
          <table:table-cell office:value-type="float" office:value="127173581.84" table:style-name="ce17">
            <text:p>127.173.582<text:s/></text:p>
          </table:table-cell>
          <table:table-cell office:value-type="float" office:value="2673488602.8199997" table:style-name="ce17">
            <text:p>2.673.488.603<text:s/></text:p>
          </table:table-cell>
          <table:table-cell office:value-type="float" office:value="77580037.030000001" table:style-name="ce17">
            <text:p>77.580.037<text:s/></text:p>
          </table:table-cell>
          <table:table-cell office:value-type="float" office:value="104905896.83" table:style-name="ce17">
            <text:p>104.905.897<text:s/></text:p>
          </table:table-cell>
          <table:table-cell office:value-type="float" office:value="33366373.489999998" table:style-name="ce17">
            <text:p>33.366.373<text:s/></text:p>
          </table:table-cell>
          <table:table-cell office:value-type="float" office:value="438592958.63" table:style-name="ce17">
            <text:p>438.592.959<text:s/></text:p>
          </table:table-cell>
          <table:table-cell office:value-type="float" office:value="41124382.840000004" table:style-name="ce17">
            <text:p>41.124.383<text:s/></text:p>
          </table:table-cell>
          <table:table-cell office:value-type="float" office:value="65336005.600000001" table:style-name="ce17">
            <text:p>65.336.006<text:s/></text:p>
          </table:table-cell>
          <table:table-cell office:value-type="float" office:value="65910166.619999997" table:style-name="ce17">
            <text:p>65.910.167<text:s/></text:p>
          </table:table-cell>
          <table:table-cell office:value-type="float" office:value="50217644.049999997" table:style-name="ce17">
            <text:p>50.217.644<text:s/></text:p>
          </table:table-cell>
          <table:table-cell office:value-type="float" office:value="125252520.76000001" table:style-name="ce17">
            <text:p>125.252.521<text:s/></text:p>
          </table:table-cell>
          <table:table-cell office:value-type="float" office:value="25366676.129999999" table:style-name="ce17">
            <text:p>25.366.676<text:s/></text:p>
          </table:table-cell>
          <table:table-cell office:value-type="float" office:value="297422395.33999997" table:style-name="ce17">
            <text:p>297.422.395<text:s/></text:p>
          </table:table-cell>
          <table:table-cell office:value-type="float" office:value="1157332334.26" table:style-name="ce17">
            <text:p>1.157.332.334<text:s/></text:p>
          </table:table-cell>
          <table:table-cell office:value-type="float" office:value="44739377.18" table:style-name="ce17">
            <text:p>44.739.377<text:s/></text:p>
          </table:table-cell>
          <table:table-cell office:value-type="float" office:value="17805021.449999999" table:style-name="ce17">
            <text:p>17.805.021<text:s/></text:p>
          </table:table-cell>
          <table:table-cell office:value-type="float" office:value="6910792.1799999997" table:style-name="ce17">
            <text:p>6.910.792<text:s/></text:p>
          </table:table-cell>
          <table:table-cell office:value-type="float" office:value="398694080.10000002" table:style-name="ce17">
            <text:p>398.694.080<text:s/></text:p>
          </table:table-cell>
          <table:table-cell office:value-type="float" office:value="203867791.38" table:style-name="ce17">
            <text:p>203.867.791<text:s/></text:p>
          </table:table-cell>
          <table:table-cell office:value-type="float" office:value="24287534.210000001" table:style-name="ce17">
            <text:p>24.287.534<text:s/></text:p>
          </table:table-cell>
          <table:table-cell office:value-type="float" office:value="3189247003.21" table:style-name="ce17">
            <text:p>3.189.247.003<text:s/></text:p>
          </table:table-cell>
          <table:table-cell office:value-type="float" office:value="11506350.07" table:style-name="ce17">
            <text:p>11.506.350<text:s/></text:p>
          </table:table-cell>
          <table:table-cell office:value-type="float" office:value="9454363966.1400013" table:style-name="ce18">
            <text:p>9.454.363.9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346939.56" table:style-name="ce17">
            <text:p>346.940<text:s/></text:p>
          </table:table-cell>
          <table:table-cell office:value-type="float" office:value="1900185" table:style-name="ce17">
            <text:p>1.900.185<text:s/></text:p>
          </table:table-cell>
          <table:table-cell office:value-type="float" office:value="7684441.0099999998" table:style-name="ce17">
            <text:p>7.684.441<text:s/></text:p>
          </table:table-cell>
          <table:table-cell office:value-type="float" office:value="84866.36" table:style-name="ce17">
            <text:p>84.866<text:s/></text:p>
          </table:table-cell>
          <table:table-cell office:value-type="float" office:value="8781273.3599999994" table:style-name="ce17">
            <text:p>8.781.273<text:s/></text:p>
          </table:table-cell>
          <table:table-cell office:value-type="float" office:value="32769782.260000002" table:style-name="ce17">
            <text:p>32.769.782<text:s/></text:p>
          </table:table-cell>
          <table:table-cell office:value-type="float" office:value="354008133.62" table:style-name="ce17">
            <text:p>354.008.134<text:s/></text:p>
          </table:table-cell>
          <table:table-cell office:value-type="float" office:value="10656307.32" table:style-name="ce17">
            <text:p>10.656.307<text:s/></text:p>
          </table:table-cell>
          <table:table-cell office:value-type="float" office:value="7469767.5099999998" table:style-name="ce17">
            <text:p>7.469.768<text:s/></text:p>
          </table:table-cell>
          <table:table-cell office:value-type="float" office:value="990932.71" table:style-name="ce17">
            <text:p>990.933<text:s/></text:p>
          </table:table-cell>
          <table:table-cell office:value-type="float" office:value="51889376.090000004" table:style-name="ce17">
            <text:p>51.889.376<text:s/></text:p>
          </table:table-cell>
          <table:table-cell office:value-type="float" office:value="4017715.57" table:style-name="ce17">
            <text:p>4.017.716<text:s/></text:p>
          </table:table-cell>
          <table:table-cell office:value-type="float" office:value="4962553.79" table:style-name="ce17">
            <text:p>4.962.554<text:s/></text:p>
          </table:table-cell>
          <table:table-cell office:value-type="float" office:value="4055139.56" table:style-name="ce17">
            <text:p>4.055.140<text:s/></text:p>
          </table:table-cell>
          <table:table-cell office:value-type="float" office:value="1868458.15" table:style-name="ce17">
            <text:p>1.868.458<text:s/></text:p>
          </table:table-cell>
          <table:table-cell office:value-type="float" office:value="10528036.82" table:style-name="ce17">
            <text:p>10.528.037<text:s/></text:p>
          </table:table-cell>
          <table:table-cell office:value-type="float" office:value="1878048.64" table:style-name="ce17">
            <text:p>1.878.049<text:s/></text:p>
          </table:table-cell>
          <table:table-cell office:value-type="float" office:value="46475027.799999997" table:style-name="ce17">
            <text:p>46.475.028<text:s/></text:p>
          </table:table-cell>
          <table:table-cell office:value-type="float" office:value="556578593.98000002" table:style-name="ce17">
            <text:p>556.578.594<text:s/></text:p>
          </table:table-cell>
          <table:table-cell office:value-type="float" office:value="2209355.7599999998" table:style-name="ce17">
            <text:p>2.209.356<text:s/></text:p>
          </table:table-cell>
          <table:table-cell office:value-type="float" office:value="1666378.33" table:style-name="ce17">
            <text:p>1.666.378<text:s/></text:p>
          </table:table-cell>
          <table:table-cell office:value-type="float" office:value="130018.36" table:style-name="ce17">
            <text:p>130.018<text:s/></text:p>
          </table:table-cell>
          <table:table-cell office:value-type="float" office:value="78100358.890000001" table:style-name="ce17">
            <text:p>78.100.359<text:s/></text:p>
          </table:table-cell>
          <table:table-cell office:value-type="float" office:value="35472303.670000002" table:style-name="ce17">
            <text:p>35.472.304<text:s/></text:p>
          </table:table-cell>
          <table:table-cell office:value-type="float" office:value="1696274.31" table:style-name="ce17">
            <text:p>1.696.274<text:s/></text:p>
          </table:table-cell>
          <table:table-cell office:value-type="float" office:value="1761727491.5" table:style-name="ce17">
            <text:p>1.761.727.492<text:s/></text:p>
          </table:table-cell>
          <table:table-cell office:value-type="float" office:value="360306.17" table:style-name="ce17">
            <text:p>360.306<text:s/></text:p>
          </table:table-cell>
          <table:table-cell office:value-type="float" office:value="2988308066.0999999" table:style-name="ce18">
            <text:p>2.988.308.0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1620.12" table:style-name="ce17">
            <text:p>1.620<text:s/></text:p>
          </table:table-cell>
          <table:table-cell office:value-type="float" office:value="228223.27" table:style-name="ce17">
            <text:p>228.223<text:s/></text:p>
          </table:table-cell>
          <table:table-cell office:value-type="float" office:value="10981304.91" table:style-name="ce17">
            <text:p>10.981.305<text:s/></text:p>
          </table:table-cell>
          <table:table-cell office:value-type="float" office:value="3427.7" table:style-name="ce17">
            <text:p>3.428<text:s/></text:p>
          </table:table-cell>
          <table:table-cell office:value-type="float" office:value="16823393.93" table:style-name="ce17">
            <text:p>16.823.394<text:s/></text:p>
          </table:table-cell>
          <table:table-cell office:value-type="float" office:value="14585225.949999999" table:style-name="ce17">
            <text:p>14.585.226<text:s/></text:p>
          </table:table-cell>
          <table:table-cell office:value-type="float" office:value="97536044.570000008" table:style-name="ce17">
            <text:p>97.536.045<text:s/></text:p>
          </table:table-cell>
          <table:table-cell office:value-type="float" office:value="10994610.810000001" table:style-name="ce17">
            <text:p>10.994.611<text:s/></text:p>
          </table:table-cell>
          <table:table-cell office:value-type="float" office:value="4627182.04" table:style-name="ce17">
            <text:p>4.627.182<text:s/></text:p>
          </table:table-cell>
          <table:table-cell office:value-type="float" office:value="199597.47" table:style-name="ce17">
            <text:p>199.597<text:s/></text:p>
          </table:table-cell>
          <table:table-cell office:value-type="float" office:value="46183660.549999997" table:style-name="ce17">
            <text:p>46.183.661<text:s/></text:p>
          </table:table-cell>
          <table:table-cell office:value-type="float" office:value="873266.21" table:style-name="ce17">
            <text:p>873.266<text:s/></text:p>
          </table:table-cell>
          <table:table-cell office:value-type="float" office:value="3189926.38" table:style-name="ce17">
            <text:p>3.189.926<text:s/></text:p>
          </table:table-cell>
          <table:table-cell office:value-type="float" office:value="1990771.45" table:style-name="ce17">
            <text:p>1.990.771<text:s/></text:p>
          </table:table-cell>
          <table:table-cell office:value-type="float" office:value="383852.3" table:style-name="ce17">
            <text:p>383.852<text:s/></text:p>
          </table:table-cell>
          <table:table-cell office:value-type="float" office:value="5125155.8600000003" table:style-name="ce17">
            <text:p>5.125.156<text:s/></text:p>
          </table:table-cell>
          <table:table-cell office:value-type="float" office:value="4724360.25" table:style-name="ce17">
            <text:p>4.724.360<text:s/></text:p>
          </table:table-cell>
          <table:table-cell office:value-type="float" office:value="28380709.170000002" table:style-name="ce17">
            <text:p>28.380.709<text:s/></text:p>
          </table:table-cell>
          <table:table-cell office:value-type="float" office:value="545303043.50999999" table:style-name="ce17">
            <text:p>545.303.044<text:s/></text:p>
          </table:table-cell>
          <table:table-cell office:value-type="float" office:value="527615.69999999995" table:style-name="ce17">
            <text:p>527.616<text:s/></text:p>
          </table:table-cell>
          <table:table-cell office:value-type="float" office:value="114075.8" table:style-name="ce17">
            <text:p>114.076<text:s/></text:p>
          </table:table-cell>
          <table:table-cell office:value-type="float" office:value="1641.13" table:style-name="ce17">
            <text:p>1.641<text:s/></text:p>
          </table:table-cell>
          <table:table-cell office:value-type="float" office:value="20212345.57" table:style-name="ce17">
            <text:p>20.212.346<text:s/></text:p>
          </table:table-cell>
          <table:table-cell office:value-type="float" office:value="12510838.529999999" table:style-name="ce17">
            <text:p>12.510.839<text:s/></text:p>
          </table:table-cell>
          <table:table-cell office:value-type="float" office:value="1753565.34" table:style-name="ce17">
            <text:p>1.753.565<text:s/></text:p>
          </table:table-cell>
          <table:table-cell office:value-type="float" office:value="1121577984.47" table:style-name="ce17">
            <text:p>1.121.577.984<text:s/></text:p>
          </table:table-cell>
          <table:table-cell office:value-type="float" office:value="416728.05" table:style-name="ce17">
            <text:p>416.728<text:s/></text:p>
          </table:table-cell>
          <table:table-cell office:value-type="float" office:value="1949250171.0400002" table:style-name="ce18">
            <text:p>1.949.250.17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598586.79999999993" table:style-name="ce17">
            <text:p>598.587<text:s/></text:p>
          </table:table-cell>
          <table:table-cell office:value-type="float" office:value="1538318.2199999997" table:style-name="ce17">
            <text:p>1.538.318<text:s/></text:p>
          </table:table-cell>
          <table:table-cell office:value-type="float" office:value="5804896.5699999994" table:style-name="ce17">
            <text:p>5.804.897<text:s/></text:p>
          </table:table-cell>
          <table:table-cell office:value-type="float" office:value="287981.32" table:style-name="ce17">
            <text:p>287.981<text:s/></text:p>
          </table:table-cell>
          <table:table-cell office:value-type="float" office:value="13352342.93" table:style-name="ce17">
            <text:p>13.352.343<text:s/></text:p>
          </table:table-cell>
          <table:table-cell office:value-type="float" office:value="11771250.99" table:style-name="ce17">
            <text:p>11.771.251<text:s/></text:p>
          </table:table-cell>
          <table:table-cell office:value-type="float" office:value="175742114.01999998" table:style-name="ce17">
            <text:p>175.742.114<text:s/></text:p>
          </table:table-cell>
          <table:table-cell office:value-type="float" office:value="7870102.2899999991" table:style-name="ce17">
            <text:p>7.870.102<text:s/></text:p>
          </table:table-cell>
          <table:table-cell office:value-type="float" office:value="6818463.4299999997" table:style-name="ce17">
            <text:p>6.818.463<text:s/></text:p>
          </table:table-cell>
          <table:table-cell office:value-type="float" office:value="2305896.85" table:style-name="ce17">
            <text:p>2.305.897<text:s/></text:p>
          </table:table-cell>
          <table:table-cell office:value-type="float" office:value="32280729.399999999" table:style-name="ce17">
            <text:p>32.280.729<text:s/></text:p>
          </table:table-cell>
          <table:table-cell office:value-type="float" office:value="2419192.1799999997" table:style-name="ce17">
            <text:p>2.419.192<text:s/></text:p>
          </table:table-cell>
          <table:table-cell office:value-type="float" office:value="3256782.89" table:style-name="ce17">
            <text:p>3.256.783<text:s/></text:p>
          </table:table-cell>
          <table:table-cell office:value-type="float" office:value="3381448.68" table:style-name="ce17">
            <text:p>3.381.449<text:s/></text:p>
          </table:table-cell>
          <table:table-cell office:value-type="float" office:value="1512682.69" table:style-name="ce17">
            <text:p>1.512.683<text:s/></text:p>
          </table:table-cell>
          <table:table-cell office:value-type="float" office:value="7871155.2599999998" table:style-name="ce17">
            <text:p>7.871.155<text:s/></text:p>
          </table:table-cell>
          <table:table-cell office:value-type="float" office:value="1546571.8800000001" table:style-name="ce17">
            <text:p>1.546.572<text:s/></text:p>
          </table:table-cell>
          <table:table-cell office:value-type="float" office:value="22790582.640000001" table:style-name="ce17">
            <text:p>22.790.583<text:s/></text:p>
          </table:table-cell>
          <table:table-cell office:value-type="float" office:value="94618019.109999985" table:style-name="ce17">
            <text:p>94.618.019<text:s/></text:p>
          </table:table-cell>
          <table:table-cell office:value-type="float" office:value="2188476.4900000002" table:style-name="ce17">
            <text:p>2.188.476<text:s/></text:p>
          </table:table-cell>
          <table:table-cell office:value-type="float" office:value="632594.05000000005" table:style-name="ce17">
            <text:p>632.594<text:s/></text:p>
          </table:table-cell>
          <table:table-cell office:value-type="float" office:value="246572.14" table:style-name="ce17">
            <text:p>246.572<text:s/></text:p>
          </table:table-cell>
          <table:table-cell office:value-type="float" office:value="44025167.43" table:style-name="ce17">
            <text:p>44.025.167<text:s/></text:p>
          </table:table-cell>
          <table:table-cell office:value-type="float" office:value="17444249.73" table:style-name="ce17">
            <text:p>17.444.250<text:s/></text:p>
          </table:table-cell>
          <table:table-cell office:value-type="float" office:value="1973696.6400000001" table:style-name="ce17">
            <text:p>1.973.697<text:s/></text:p>
          </table:table-cell>
          <table:table-cell office:value-type="float" office:value="505886817.74000001" table:style-name="ce17">
            <text:p>505.886.818<text:s/></text:p>
          </table:table-cell>
          <table:table-cell office:value-type="float" office:value="612445.11" table:style-name="ce17">
            <text:p>612.445<text:s/></text:p>
          </table:table-cell>
          <table:table-cell office:value-type="float" office:value="968777137.48000002" table:style-name="ce18">
            <text:p>968.777.13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511647.34" table:style-name="ce17">
            <text:p>511.647<text:s/></text:p>
          </table:table-cell>
          <table:table-cell office:value-type="float" office:value="819051.13" table:style-name="ce17">
            <text:p>819.051<text:s/></text:p>
          </table:table-cell>
          <table:table-cell office:value-type="float" office:value="6394194.1500000004" table:style-name="ce17">
            <text:p>6.394.194<text:s/></text:p>
          </table:table-cell>
          <table:table-cell office:value-type="float" office:value="110829.27" table:style-name="ce17">
            <text:p>110.829<text:s/></text:p>
          </table:table-cell>
          <table:table-cell office:value-type="float" office:value="6953577.8799999999" table:style-name="ce17">
            <text:p>6.953.578<text:s/></text:p>
          </table:table-cell>
          <table:table-cell office:value-type="float" office:value="3615451.2" table:style-name="ce17">
            <text:p>3.615.451<text:s/></text:p>
          </table:table-cell>
          <table:table-cell office:value-type="float" office:value="429831501.31" table:style-name="ce17">
            <text:p>429.831.501<text:s/></text:p>
          </table:table-cell>
          <table:table-cell office:value-type="float" office:value="13287540.4" table:style-name="ce17">
            <text:p>13.287.540<text:s/></text:p>
          </table:table-cell>
          <table:table-cell office:value-type="float" office:value="9053508" table:style-name="ce17">
            <text:p>9.053.508<text:s/></text:p>
          </table:table-cell>
          <table:table-cell office:value-type="float" office:value="360530.43" table:style-name="ce17">
            <text:p>360.530<text:s/></text:p>
          </table:table-cell>
          <table:table-cell office:value-type="float" office:value="81390368.340000004" table:style-name="ce17">
            <text:p>81.390.368<text:s/></text:p>
          </table:table-cell>
          <table:table-cell office:value-type="float" office:value="5732078.4199999999" table:style-name="ce17">
            <text:p>5.732.078<text:s/></text:p>
          </table:table-cell>
          <table:table-cell office:value-type="float" office:value="12879322.67" table:style-name="ce17">
            <text:p>12.879.323<text:s/></text:p>
          </table:table-cell>
          <table:table-cell office:value-type="float" office:value="24774420.489999998" table:style-name="ce17">
            <text:p>24.774.420<text:s/></text:p>
          </table:table-cell>
          <table:table-cell office:value-type="float" office:value="1582930.31" table:style-name="ce17">
            <text:p>1.582.930<text:s/></text:p>
          </table:table-cell>
          <table:table-cell office:value-type="float" office:value="10717600.74" table:style-name="ce17">
            <text:p>10.717.601<text:s/></text:p>
          </table:table-cell>
          <table:table-cell office:value-type="float" office:value="699532.9" table:style-name="ce17">
            <text:p>699.533<text:s/></text:p>
          </table:table-cell>
          <table:table-cell office:value-type="float" office:value="55714627.119999997" table:style-name="ce17">
            <text:p>55.714.627<text:s/></text:p>
          </table:table-cell>
          <table:table-cell office:value-type="float" office:value="116189197.48" table:style-name="ce17">
            <text:p>116.189.197<text:s/></text:p>
          </table:table-cell>
          <table:table-cell office:value-type="float" office:value="929919.15" table:style-name="ce17">
            <text:p>929.919<text:s/></text:p>
          </table:table-cell>
          <table:table-cell office:value-type="float" office:value="5699996.9800000004" table:style-name="ce17">
            <text:p>5.699.997<text:s/></text:p>
          </table:table-cell>
          <table:table-cell office:value-type="float" office:value="268074.02" table:style-name="ce17">
            <text:p>268.074<text:s/></text:p>
          </table:table-cell>
          <table:table-cell office:value-type="float" office:value="94122948.870000005" table:style-name="ce17">
            <text:p>94.122.949<text:s/></text:p>
          </table:table-cell>
          <table:table-cell office:value-type="float" office:value="23683170.969999999" table:style-name="ce17">
            <text:p>23.683.171<text:s/></text:p>
          </table:table-cell>
          <table:table-cell office:value-type="float" office:value="3295032.69" table:style-name="ce17">
            <text:p>3.295.033<text:s/></text:p>
          </table:table-cell>
          <table:table-cell office:value-type="float" office:value="1887446471.3499999" table:style-name="ce17">
            <text:p>1.887.446.471<text:s/></text:p>
          </table:table-cell>
          <table:table-cell office:value-type="float" office:value="171437.94" table:style-name="ce17">
            <text:p>171.438<text:s/></text:p>
          </table:table-cell>
          <table:table-cell office:value-type="float" office:value="2796234961.5499997" table:style-name="ce18">
            <text:p>2.796.234.9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15481.17" table:style-name="ce17">
            <text:p>15.481<text:s/></text:p>
          </table:table-cell>
          <table:table-cell office:value-type="float" office:value="71873.13" table:style-name="ce17">
            <text:p>71.873<text:s/></text:p>
          </table:table-cell>
          <table:table-cell office:value-type="float" office:value="29132.3" table:style-name="ce17">
            <text:p>29.132<text:s/></text:p>
          </table:table-cell>
          <table:table-cell office:value-type="float" office:value="4804.28" table:style-name="ce17">
            <text:p>4.804<text:s/></text:p>
          </table:table-cell>
          <table:table-cell office:value-type="float" office:value="575018.13" table:style-name="ce17">
            <text:p>575.018<text:s/></text:p>
          </table:table-cell>
          <table:table-cell office:value-type="float" office:value="94858.49" table:style-name="ce17">
            <text:p>94.858<text:s/></text:p>
          </table:table-cell>
          <table:table-cell office:value-type="float" office:value="47281.49" table:style-name="ce17">
            <text:p>47.281<text:s/></text:p>
          </table:table-cell>
          <table:table-cell office:value-type="float" office:value="49205.06" table:style-name="ce17">
            <text:p>49.205<text:s/></text:p>
          </table:table-cell>
          <table:table-cell office:value-type="float" office:value="974922.75" table:style-name="ce17">
            <text:p>974.923<text:s/></text:p>
          </table:table-cell>
          <table:table-cell office:value-type="float" office:value="157270.49" table:style-name="ce17">
            <text:p>157.270<text:s/></text:p>
          </table:table-cell>
          <table:table-cell office:value-type="float" office:value="1530914.6" table:style-name="ce17">
            <text:p>1.530.915<text:s/></text:p>
          </table:table-cell>
          <table:table-cell office:value-type="float" office:value="1842139.83" table:style-name="ce17">
            <text:p>1.842.140<text:s/></text:p>
          </table:table-cell>
          <table:table-cell office:value-type="float" office:value="3449675.95" table:style-name="ce17">
            <text:p>3.449.676<text:s/></text:p>
          </table:table-cell>
          <table:table-cell office:value-type="float" office:value="513020.82" table:style-name="ce17">
            <text:p>513.021<text:s/></text:p>
          </table:table-cell>
          <table:table-cell office:value-type="float" office:value="49893.13" table:style-name="ce17">
            <text:p>49.893<text:s/></text:p>
          </table:table-cell>
          <table:table-cell office:value-type="float" office:value="187515.8" table:style-name="ce17">
            <text:p>187.516<text:s/></text:p>
          </table:table-cell>
          <table:table-cell office:value-type="float" office:value="392016.52" table:style-name="ce17">
            <text:p>392.017<text:s/></text:p>
          </table:table-cell>
          <table:table-cell office:value-type="float" office:value="-17756225.699999999" table:style-name="ce17">
            <text:p>(17.756.226)</text:p>
          </table:table-cell>
          <table:table-cell office:value-type="float" office:value="393637.33" table:style-name="ce17">
            <text:p>393.637<text:s/></text:p>
          </table:table-cell>
          <table:table-cell office:value-type="float" office:value="46330.3" table:style-name="ce17">
            <text:p>46.330<text:s/></text:p>
          </table:table-cell>
          <table:table-cell office:value-type="float" office:value="64116.12" table:style-name="ce17">
            <text:p>64.116<text:s/></text:p>
          </table:table-cell>
          <table:table-cell office:value-type="float" office:value="46847.02" table:style-name="ce17">
            <text:p>46.847<text:s/></text:p>
          </table:table-cell>
          <table:table-cell office:value-type="float" office:value="969332.86" table:style-name="ce17">
            <text:p>969.333<text:s/></text:p>
          </table:table-cell>
          <table:table-cell office:value-type="float" office:value="327741.24" table:style-name="ce17">
            <text:p>327.741<text:s/></text:p>
          </table:table-cell>
          <table:table-cell office:value-type="float" office:value="77956.88" table:style-name="ce17">
            <text:p>77.957<text:s/></text:p>
          </table:table-cell>
          <table:table-cell office:value-type="float" office:value="2418104.69" table:style-name="ce17">
            <text:p>2.418.105<text:s/></text:p>
          </table:table-cell>
          <table:table-cell office:value-type="float" office:value="155670.98000000001" table:style-name="ce17">
            <text:p>155.671<text:s/></text:p>
          </table:table-cell>
          <table:table-cell office:value-type="float" office:value="-3271464.3399999961" table:style-name="ce18">
            <text:p>(3.271.464)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0823722.130000001" table:style-name="ce17">
            <text:p>10.823.722<text:s/></text:p>
          </table:table-cell>
          <table:table-cell office:value-type="float" office:value="53739854.68" table:style-name="ce17">
            <text:p>53.739.855<text:s/></text:p>
          </table:table-cell>
          <table:table-cell office:value-type="float" office:value="312799218.07999998" table:style-name="ce17">
            <text:p>312.799.218<text:s/></text:p>
          </table:table-cell>
          <table:table-cell office:value-type="float" office:value="5631929.1200000001" table:style-name="ce17">
            <text:p>5.631.929<text:s/></text:p>
          </table:table-cell>
          <table:table-cell office:value-type="float" office:value="435997750.94" table:style-name="ce17">
            <text:p>435.997.751<text:s/></text:p>
          </table:table-cell>
          <table:table-cell office:value-type="float" office:value="300747321.19" table:style-name="ce17">
            <text:p>300.747.321<text:s/></text:p>
          </table:table-cell>
          <table:table-cell office:value-type="float" office:value="863987250.87" table:style-name="ce17">
            <text:p>863.987.251<text:s/></text:p>
          </table:table-cell>
          <table:table-cell office:value-type="float" office:value="308252732.44" table:style-name="ce17">
            <text:p>308.252.732<text:s/></text:p>
          </table:table-cell>
          <table:table-cell office:value-type="float" office:value="228633361.31" table:style-name="ce17">
            <text:p>228.633.361<text:s/></text:p>
          </table:table-cell>
          <table:table-cell office:value-type="float" office:value="108075163.73" table:style-name="ce17">
            <text:p>108.075.164<text:s/></text:p>
          </table:table-cell>
          <table:table-cell office:value-type="float" office:value="870531286.01999998" table:style-name="ce17">
            <text:p>870.531.286<text:s/></text:p>
          </table:table-cell>
          <table:table-cell office:value-type="float" office:value="80797227.879999995" table:style-name="ce17">
            <text:p>80.797.228<text:s/></text:p>
          </table:table-cell>
          <table:table-cell office:value-type="float" office:value="118146213.88" table:style-name="ce17">
            <text:p>118.146.214<text:s/></text:p>
          </table:table-cell>
          <table:table-cell office:value-type="float" office:value="106647845.53" table:style-name="ce17">
            <text:p>106.647.846<text:s/></text:p>
          </table:table-cell>
          <table:table-cell office:value-type="float" office:value="68269984.209999993" table:style-name="ce17">
            <text:p>68.269.984<text:s/></text:p>
          </table:table-cell>
          <table:table-cell office:value-type="float" office:value="441809440.19999999" table:style-name="ce17">
            <text:p>441.809.440<text:s/></text:p>
          </table:table-cell>
          <table:table-cell office:value-type="float" office:value="47293379.060000002" table:style-name="ce17">
            <text:p>47.293.379<text:s/></text:p>
          </table:table-cell>
          <table:table-cell office:value-type="float" office:value="950908905.14999998" table:style-name="ce17">
            <text:p>950.908.905<text:s/></text:p>
          </table:table-cell>
          <table:table-cell office:value-type="float" office:value="4906229967.5799999" table:style-name="ce17">
            <text:p>4.906.229.968<text:s/></text:p>
          </table:table-cell>
          <table:table-cell office:value-type="float" office:value="61534584.560000002" table:style-name="ce17">
            <text:p>61.534.585<text:s/></text:p>
          </table:table-cell>
          <table:table-cell office:value-type="float" office:value="29823211.09" table:style-name="ce17">
            <text:p>29.823.211<text:s/></text:p>
          </table:table-cell>
          <table:table-cell office:value-type="float" office:value="9089963.8200000003" table:style-name="ce17">
            <text:p>9.089.964<text:s/></text:p>
          </table:table-cell>
          <table:table-cell office:value-type="float" office:value="937850558.44000006" table:style-name="ce17">
            <text:p>937.850.558<text:s/></text:p>
          </table:table-cell>
          <table:table-cell office:value-type="float" office:value="914204012.76999998" table:style-name="ce17">
            <text:p>914.204.013<text:s/></text:p>
          </table:table-cell>
          <table:table-cell office:value-type="float" office:value="40276835.539999999" table:style-name="ce17">
            <text:p>40.276.836<text:s/></text:p>
          </table:table-cell>
          <table:table-cell office:value-type="float" office:value="7425923633.5699997" table:style-name="ce17">
            <text:p>7.425.923.634<text:s/></text:p>
          </table:table-cell>
          <table:table-cell office:value-type="float" office:value="23526451.5" table:style-name="ce17">
            <text:p>23.526.452<text:s/></text:p>
          </table:table-cell>
          <table:table-cell office:value-type="float" office:value="19661551805.290001" table:style-name="ce18">
            <text:p>19.661.551.80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7509.83" table:style-name="ce17">
            <text:p>7.510<text:s/></text:p>
          </table:table-cell>
          <table:table-cell office:value-type="float" office:value="58212.77" table:style-name="ce17">
            <text:p>58.213<text:s/></text:p>
          </table:table-cell>
          <table:table-cell office:value-type="float" office:value="168001.48" table:style-name="ce17">
            <text:p>168.001<text:s/></text:p>
          </table:table-cell>
          <table:table-cell office:value-type="float" office:value="23065.52" table:style-name="ce17">
            <text:p>23.066<text:s/></text:p>
          </table:table-cell>
          <table:table-cell office:value-type="float" office:value="1616113.45" table:style-name="ce17">
            <text:p>1.616.113<text:s/></text:p>
          </table:table-cell>
          <table:table-cell office:value-type="float" office:value="18465841.75" table:style-name="ce17">
            <text:p>18.465.842<text:s/></text:p>
          </table:table-cell>
          <table:table-cell office:value-type="float" office:value="426462140.62" table:style-name="ce17">
            <text:p>426.462.141<text:s/></text:p>
          </table:table-cell>
          <table:table-cell office:value-type="float" office:value="6569912.3700000001" table:style-name="ce17">
            <text:p>6.569.912<text:s/></text:p>
          </table:table-cell>
          <table:table-cell office:value-type="float" office:value="392713.76" table:style-name="ce17">
            <text:p>392.714<text:s/></text:p>
          </table:table-cell>
          <table:table-cell office:value-type="float" office:value="22385.05" table:style-name="ce17">
            <text:p>22.385<text:s/></text:p>
          </table:table-cell>
          <table:table-cell office:value-type="float" office:value="30308960.129999999" table:style-name="ce17">
            <text:p>30.308.960<text:s/></text:p>
          </table:table-cell>
          <table:table-cell office:value-type="float" office:value="17047.03" table:style-name="ce17">
            <text:p>17.047<text:s/></text:p>
          </table:table-cell>
          <table:table-cell office:value-type="float" office:value="189278.57" table:style-name="ce17">
            <text:p>189.279<text:s/></text:p>
          </table:table-cell>
          <table:table-cell office:value-type="float" office:value="9351348.7899999991" table:style-name="ce17">
            <text:p>9.351.349<text:s/></text:p>
          </table:table-cell>
          <table:table-cell office:value-type="float" office:value="30755.54" table:style-name="ce17">
            <text:p>30.756<text:s/></text:p>
          </table:table-cell>
          <table:table-cell office:value-type="float" office:value="7915968.0599999996" table:style-name="ce17">
            <text:p>7.915.968<text:s/></text:p>
          </table:table-cell>
          <table:table-cell office:value-type="float" office:value="23266.13" table:style-name="ce17">
            <text:p>23.266<text:s/></text:p>
          </table:table-cell>
          <table:table-cell office:value-type="float" office:value="10208829.189999999" table:style-name="ce17">
            <text:p>10.208.829<text:s/></text:p>
          </table:table-cell>
          <table:table-cell office:value-type="float" office:value="143882526.50999999" table:style-name="ce17">
            <text:p>143.882.527<text:s/></text:p>
          </table:table-cell>
          <table:table-cell office:value-type="float" office:value="119337.35" table:style-name="ce17">
            <text:p>119.337<text:s/></text:p>
          </table:table-cell>
          <table:table-cell office:value-type="float" office:value="89009.03" table:style-name="ce17">
            <text:p>89.009<text:s/></text:p>
          </table:table-cell>
          <table:table-cell office:value-type="float" office:value="3413.38" table:style-name="ce17">
            <text:p>3.413<text:s/></text:p>
          </table:table-cell>
          <table:table-cell office:value-type="float" office:value="44418863.520000003" table:style-name="ce17">
            <text:p>44.418.864<text:s/></text:p>
          </table:table-cell>
          <table:table-cell office:value-type="float" office:value="1220301.05" table:style-name="ce17">
            <text:p>1.220.301<text:s/></text:p>
          </table:table-cell>
          <table:table-cell office:value-type="float" office:value="1591056.45" table:style-name="ce17">
            <text:p>1.591.056<text:s/></text:p>
          </table:table-cell>
          <table:table-cell office:value-type="float" office:value="733443914.86000001" table:style-name="ce17">
            <text:p>733.443.915<text:s/></text:p>
          </table:table-cell>
          <table:table-cell office:value-type="float" office:value="27103.4" table:style-name="ce17">
            <text:p>27.103<text:s/></text:p>
          </table:table-cell>
          <table:table-cell office:value-type="float" office:value="1436626875.5900002" table:style-name="ce18">
            <text:p>1.436.626.87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0816212.299999999" table:style-name="ce17">
            <text:p>10.816.212<text:s/></text:p>
          </table:table-cell>
          <table:table-cell office:value-type="float" office:value="53681641.909999996" table:style-name="ce17">
            <text:p>53.681.642<text:s/></text:p>
          </table:table-cell>
          <table:table-cell office:value-type="float" office:value="312631216.59999996" table:style-name="ce17">
            <text:p>312.631.217<text:s/></text:p>
          </table:table-cell>
          <table:table-cell office:value-type="float" office:value="5608863.6000000006" table:style-name="ce17">
            <text:p>5.608.864<text:s/></text:p>
          </table:table-cell>
          <table:table-cell office:value-type="float" office:value="434381637.49000001" table:style-name="ce17">
            <text:p>434.381.637<text:s/></text:p>
          </table:table-cell>
          <table:table-cell office:value-type="float" office:value="282281479.44" table:style-name="ce17">
            <text:p>282.281.479<text:s/></text:p>
          </table:table-cell>
          <table:table-cell office:value-type="float" office:value="437525110.25" table:style-name="ce17">
            <text:p>437.525.110<text:s/></text:p>
          </table:table-cell>
          <table:table-cell office:value-type="float" office:value="301682820.06999999" table:style-name="ce17">
            <text:p>301.682.820<text:s/></text:p>
          </table:table-cell>
          <table:table-cell office:value-type="float" office:value="228240647.55000001" table:style-name="ce17">
            <text:p>228.240.648<text:s/></text:p>
          </table:table-cell>
          <table:table-cell office:value-type="float" office:value="108052778.68000001" table:style-name="ce17">
            <text:p>108.052.779<text:s/></text:p>
          </table:table-cell>
          <table:table-cell office:value-type="float" office:value="840222325.88999999" table:style-name="ce17">
            <text:p>840.222.326<text:s/></text:p>
          </table:table-cell>
          <table:table-cell office:value-type="float" office:value="80780180.849999994" table:style-name="ce17">
            <text:p>80.780.181<text:s/></text:p>
          </table:table-cell>
          <table:table-cell office:value-type="float" office:value="117956935.30999999" table:style-name="ce17">
            <text:p>117.956.935<text:s/></text:p>
          </table:table-cell>
          <table:table-cell office:value-type="float" office:value="97296496.74000001" table:style-name="ce17">
            <text:p>97.296.497<text:s/></text:p>
          </table:table-cell>
          <table:table-cell office:value-type="float" office:value="68239228.670000002" table:style-name="ce17">
            <text:p>68.239.229<text:s/></text:p>
          </table:table-cell>
          <table:table-cell office:value-type="float" office:value="433893472.13999999" table:style-name="ce17">
            <text:p>433.893.472<text:s/></text:p>
          </table:table-cell>
          <table:table-cell office:value-type="float" office:value="47270112.93" table:style-name="ce17">
            <text:p>47.270.113<text:s/></text:p>
          </table:table-cell>
          <table:table-cell office:value-type="float" office:value="940700075.95999992" table:style-name="ce17">
            <text:p>940.700.076<text:s/></text:p>
          </table:table-cell>
          <table:table-cell office:value-type="float" office:value="4762347441.0699997" table:style-name="ce17">
            <text:p>4.762.347.441<text:s/></text:p>
          </table:table-cell>
          <table:table-cell office:value-type="float" office:value="61415247.209999993" table:style-name="ce17">
            <text:p>61.415.247<text:s/></text:p>
          </table:table-cell>
          <table:table-cell office:value-type="float" office:value="29734202.059999999" table:style-name="ce17">
            <text:p>29.734.202<text:s/></text:p>
          </table:table-cell>
          <table:table-cell office:value-type="float" office:value="9086550.4399999995" table:style-name="ce17">
            <text:p>9.086.550<text:s/></text:p>
          </table:table-cell>
          <table:table-cell office:value-type="float" office:value="893431694.91999996" table:style-name="ce17">
            <text:p>893.431.695<text:s/></text:p>
          </table:table-cell>
          <table:table-cell office:value-type="float" office:value="912983711.72000003" table:style-name="ce17">
            <text:p>912.983.712<text:s/></text:p>
          </table:table-cell>
          <table:table-cell office:value-type="float" office:value="38685779.089999996" table:style-name="ce17">
            <text:p>38.685.779<text:s/></text:p>
          </table:table-cell>
          <table:table-cell office:value-type="float" office:value="6692479718.71" table:style-name="ce17">
            <text:p>6.692.479.719<text:s/></text:p>
          </table:table-cell>
          <table:table-cell office:value-type="float" office:value="23499348.100000001" table:style-name="ce17">
            <text:p>23.499.348<text:s/></text:p>
          </table:table-cell>
          <table:table-cell office:value-type="float" office:value="18224924929.699997" table:style-name="ce18">
            <text:p>18.224.924.93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623133.12" table:style-name="ce17">
            <text:p>3.623.133<text:s/></text:p>
          </table:table-cell>
          <table:table-cell office:value-type="float" office:value="16916468.23" table:style-name="ce17">
            <text:p>16.916.468<text:s/></text:p>
          </table:table-cell>
          <table:table-cell office:value-type="float" office:value="81724388.150000006" table:style-name="ce17">
            <text:p>81.724.388<text:s/></text:p>
          </table:table-cell>
          <table:table-cell office:value-type="float" office:value="2939945.72" table:style-name="ce17">
            <text:p>2.939.946<text:s/></text:p>
          </table:table-cell>
          <table:table-cell office:value-type="float" office:value="132681747.64" table:style-name="ce17">
            <text:p>132.681.748<text:s/></text:p>
          </table:table-cell>
          <table:table-cell office:value-type="float" office:value="84755856.709999993" table:style-name="ce17">
            <text:p>84.755.857<text:s/></text:p>
          </table:table-cell>
          <table:table-cell office:value-type="float" office:value="360436204.81" table:style-name="ce17">
            <text:p>360.436.205<text:s/></text:p>
          </table:table-cell>
          <table:table-cell office:value-type="float" office:value="80728901.430000007" table:style-name="ce17">
            <text:p>80.728.901<text:s/></text:p>
          </table:table-cell>
          <table:table-cell office:value-type="float" office:value="78629110" table:style-name="ce17">
            <text:p>78.629.110<text:s/></text:p>
          </table:table-cell>
          <table:table-cell office:value-type="float" office:value="32817580.91" table:style-name="ce17">
            <text:p>32.817.581<text:s/></text:p>
          </table:table-cell>
          <table:table-cell office:value-type="float" office:value="238220466.91" table:style-name="ce17">
            <text:p>238.220.467<text:s/></text:p>
          </table:table-cell>
          <table:table-cell office:value-type="float" office:value="33800944.340000004" table:style-name="ce17">
            <text:p>33.800.944<text:s/></text:p>
          </table:table-cell>
          <table:table-cell office:value-type="float" office:value="49057194.600000001" table:style-name="ce17">
            <text:p>49.057.195<text:s/></text:p>
          </table:table-cell>
          <table:table-cell office:value-type="float" office:value="43070507.579999998" table:style-name="ce17">
            <text:p>43.070.508<text:s/></text:p>
          </table:table-cell>
          <table:table-cell office:value-type="float" office:value="22869377.109999999" table:style-name="ce17">
            <text:p>22.869.377<text:s/></text:p>
          </table:table-cell>
          <table:table-cell office:value-type="float" office:value="123520733.29000001" table:style-name="ce17">
            <text:p>123.520.733<text:s/></text:p>
          </table:table-cell>
          <table:table-cell office:value-type="float" office:value="17688557.449999999" table:style-name="ce17">
            <text:p>17.688.557<text:s/></text:p>
          </table:table-cell>
          <table:table-cell office:value-type="float" office:value="259077093.41999999" table:style-name="ce17">
            <text:p>259.077.093<text:s/></text:p>
          </table:table-cell>
          <table:table-cell office:value-type="float" office:value="1130329421.3699999" table:style-name="ce17">
            <text:p>1.130.329.421<text:s/></text:p>
          </table:table-cell>
          <table:table-cell office:value-type="float" office:value="25251642.539999999" table:style-name="ce17">
            <text:p>25.251.643<text:s/></text:p>
          </table:table-cell>
          <table:table-cell office:value-type="float" office:value="13160407.15" table:style-name="ce17">
            <text:p>13.160.407<text:s/></text:p>
          </table:table-cell>
          <table:table-cell office:value-type="float" office:value="4894959.41" table:style-name="ce17">
            <text:p>4.894.959<text:s/></text:p>
          </table:table-cell>
          <table:table-cell office:value-type="float" office:value="267443129.63" table:style-name="ce17">
            <text:p>267.443.130<text:s/></text:p>
          </table:table-cell>
          <table:table-cell office:value-type="float" office:value="229009474.40000001" table:style-name="ce17">
            <text:p>229.009.474<text:s/></text:p>
          </table:table-cell>
          <table:table-cell office:value-type="float" office:value="16322442.529999999" table:style-name="ce17">
            <text:p>16.322.443<text:s/></text:p>
          </table:table-cell>
          <table:table-cell office:value-type="float" office:value="1790784259.49" table:style-name="ce17">
            <text:p>1.790.784.259<text:s/></text:p>
          </table:table-cell>
          <table:table-cell office:value-type="float" office:value="10617530.25" table:style-name="ce17">
            <text:p>10.617.530<text:s/></text:p>
          </table:table-cell>
          <table:table-cell office:value-type="float" office:value="5150371478.1899996" table:style-name="ce18">
            <text:p>5.150.371.47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169.78" table:style-name="ce17">
            <text:p>1.170<text:s/></text:p>
          </table:table-cell>
          <table:table-cell office:value-type="float" office:value="9741.82" table:style-name="ce17">
            <text:p>9.742<text:s/></text:p>
          </table:table-cell>
          <table:table-cell office:value-type="float" office:value="27233.06" table:style-name="ce17">
            <text:p>27.233<text:s/></text:p>
          </table:table-cell>
          <table:table-cell office:value-type="float" office:value="3746.01" table:style-name="ce17">
            <text:p>3.746<text:s/></text:p>
          </table:table-cell>
          <table:table-cell office:value-type="float" office:value="257710.35" table:style-name="ce17">
            <text:p>257.710<text:s/></text:p>
          </table:table-cell>
          <table:table-cell office:value-type="float" office:value="3008379.78" table:style-name="ce17">
            <text:p>3.008.380<text:s/></text:p>
          </table:table-cell>
          <table:table-cell office:value-type="float" office:value="71377899.090000004" table:style-name="ce17">
            <text:p>71.377.899<text:s/></text:p>
          </table:table-cell>
          <table:table-cell office:value-type="float" office:value="1050078.8999999999" table:style-name="ce17">
            <text:p>1.050.079<text:s/></text:p>
          </table:table-cell>
          <table:table-cell office:value-type="float" office:value="64318.49" table:style-name="ce17">
            <text:p>64.318<text:s/></text:p>
          </table:table-cell>
          <table:table-cell office:value-type="float" office:value="3621.63" table:style-name="ce17">
            <text:p>3.622<text:s/></text:p>
          </table:table-cell>
          <table:table-cell office:value-type="float" office:value="4924573.72" table:style-name="ce17">
            <text:p>4.924.574<text:s/></text:p>
          </table:table-cell>
          <table:table-cell office:value-type="float" office:value="2971.74" table:style-name="ce17">
            <text:p>2.972<text:s/></text:p>
          </table:table-cell>
          <table:table-cell office:value-type="float" office:value="30708.68" table:style-name="ce17">
            <text:p>30.709<text:s/></text:p>
          </table:table-cell>
          <table:table-cell office:value-type="float" office:value="1521943.42" table:style-name="ce17">
            <text:p>1.521.943<text:s/></text:p>
          </table:table-cell>
          <table:table-cell office:value-type="float" office:value="5279.98" table:style-name="ce17">
            <text:p>5.280<text:s/></text:p>
          </table:table-cell>
          <table:table-cell office:value-type="float" office:value="1288977.77" table:style-name="ce17">
            <text:p>1.288.978<text:s/></text:p>
          </table:table-cell>
          <table:table-cell office:value-type="float" office:value="3929.7" table:style-name="ce17">
            <text:p>3.930<text:s/></text:p>
          </table:table-cell>
          <table:table-cell office:value-type="float" office:value="1661711.18" table:style-name="ce17">
            <text:p>1.661.711<text:s/></text:p>
          </table:table-cell>
          <table:table-cell office:value-type="float" office:value="23169066.48" table:style-name="ce17">
            <text:p>23.169.066<text:s/></text:p>
          </table:table-cell>
          <table:table-cell office:value-type="float" office:value="19428.150000000001" table:style-name="ce17">
            <text:p>19.428<text:s/></text:p>
          </table:table-cell>
          <table:table-cell office:value-type="float" office:value="13520.46" table:style-name="ce17">
            <text:p>13.520<text:s/></text:p>
          </table:table-cell>
          <table:table-cell office:value-type="float" office:value="554.67999999999995" table:style-name="ce17">
            <text:p>555<text:s/></text:p>
          </table:table-cell>
          <table:table-cell office:value-type="float" office:value="8558778.1500000004" table:style-name="ce17">
            <text:p>8.558.778<text:s/></text:p>
          </table:table-cell>
          <table:table-cell office:value-type="float" office:value="202493.27" table:style-name="ce17">
            <text:p>202.493<text:s/></text:p>
          </table:table-cell>
          <table:table-cell office:value-type="float" office:value="272187.69" table:style-name="ce17">
            <text:p>272.188<text:s/></text:p>
          </table:table-cell>
          <table:table-cell office:value-type="float" office:value="120094773.39" table:style-name="ce17">
            <text:p>120.094.773<text:s/></text:p>
          </table:table-cell>
          <table:table-cell office:value-type="float" office:value="5130.05" table:style-name="ce17">
            <text:p>5.130<text:s/></text:p>
          </table:table-cell>
          <table:table-cell office:value-type="float" office:value="237579927.42000002" table:style-name="ce18">
            <text:p>237.579.92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621963.34" table:style-name="ce17">
            <text:p>3.621.963<text:s/></text:p>
          </table:table-cell>
          <table:table-cell office:value-type="float" office:value="16906726.41" table:style-name="ce17">
            <text:p>16.906.726<text:s/></text:p>
          </table:table-cell>
          <table:table-cell office:value-type="float" office:value="81697155.090000004" table:style-name="ce17">
            <text:p>81.697.155<text:s/></text:p>
          </table:table-cell>
          <table:table-cell office:value-type="float" office:value="2936199.7100000004" table:style-name="ce17">
            <text:p>2.936.200<text:s/></text:p>
          </table:table-cell>
          <table:table-cell office:value-type="float" office:value="132424037.28999999" table:style-name="ce17">
            <text:p>132.424.037<text:s/></text:p>
          </table:table-cell>
          <table:table-cell office:value-type="float" office:value="81747476.929999992" table:style-name="ce17">
            <text:p>81.747.477<text:s/></text:p>
          </table:table-cell>
          <table:table-cell office:value-type="float" office:value="289058305.72000003" table:style-name="ce17">
            <text:p>289.058.306<text:s/></text:p>
          </table:table-cell>
          <table:table-cell office:value-type="float" office:value="79678822.530000001" table:style-name="ce17">
            <text:p>79.678.823<text:s/></text:p>
          </table:table-cell>
          <table:table-cell office:value-type="float" office:value="78564791.510000005" table:style-name="ce17">
            <text:p>78.564.792<text:s/></text:p>
          </table:table-cell>
          <table:table-cell office:value-type="float" office:value="32813959.279999997" table:style-name="ce17">
            <text:p>32.813.959<text:s/></text:p>
          </table:table-cell>
          <table:table-cell office:value-type="float" office:value="233295893.19" table:style-name="ce17">
            <text:p>233.295.893<text:s/></text:p>
          </table:table-cell>
          <table:table-cell office:value-type="float" office:value="33797972.600000001" table:style-name="ce17">
            <text:p>33.797.973<text:s/></text:p>
          </table:table-cell>
          <table:table-cell office:value-type="float" office:value="49026485.920000002" table:style-name="ce17">
            <text:p>49.026.486<text:s/></text:p>
          </table:table-cell>
          <table:table-cell office:value-type="float" office:value="41548564.160000004" table:style-name="ce17">
            <text:p>41.548.564<text:s/></text:p>
          </table:table-cell>
          <table:table-cell office:value-type="float" office:value="22864097.130000003" table:style-name="ce17">
            <text:p>22.864.097<text:s/></text:p>
          </table:table-cell>
          <table:table-cell office:value-type="float" office:value="122231755.52000001" table:style-name="ce17">
            <text:p>122.231.756<text:s/></text:p>
          </table:table-cell>
          <table:table-cell office:value-type="float" office:value="17684627.75" table:style-name="ce17">
            <text:p>17.684.628<text:s/></text:p>
          </table:table-cell>
          <table:table-cell office:value-type="float" office:value="257415382.24000001" table:style-name="ce17">
            <text:p>257.415.382<text:s/></text:p>
          </table:table-cell>
          <table:table-cell office:value-type="float" office:value="1107160354.8899999" table:style-name="ce17">
            <text:p>1.107.160.355<text:s/></text:p>
          </table:table-cell>
          <table:table-cell office:value-type="float" office:value="25232214.390000001" table:style-name="ce17">
            <text:p>25.232.214<text:s/></text:p>
          </table:table-cell>
          <table:table-cell office:value-type="float" office:value="13146886.689999999" table:style-name="ce17">
            <text:p>13.146.887<text:s/></text:p>
          </table:table-cell>
          <table:table-cell office:value-type="float" office:value="4894404.7300000004" table:style-name="ce17">
            <text:p>4.894.405<text:s/></text:p>
          </table:table-cell>
          <table:table-cell office:value-type="float" office:value="258884351.47999996" table:style-name="ce17">
            <text:p>258.884.351<text:s/></text:p>
          </table:table-cell>
          <table:table-cell office:value-type="float" office:value="228806981.13" table:style-name="ce17">
            <text:p>228.806.981<text:s/></text:p>
          </table:table-cell>
          <table:table-cell office:value-type="float" office:value="16050254.839999998" table:style-name="ce17">
            <text:p>16.050.255<text:s/></text:p>
          </table:table-cell>
          <table:table-cell office:value-type="float" office:value="1670689486.0999997" table:style-name="ce17">
            <text:p>1.670.689.486<text:s/></text:p>
          </table:table-cell>
          <table:table-cell office:value-type="float" office:value="10612400.199999999" table:style-name="ce17">
            <text:p>10.612.400<text:s/></text:p>
          </table:table-cell>
          <table:table-cell office:value-type="float" office:value="4912791550.7699995" table:style-name="ce18">
            <text:p>4.912.791.55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395750.89" table:style-name="ce17">
            <text:p>3.395.751<text:s/></text:p>
          </table:table-cell>
          <table:table-cell office:value-type="float" office:value="10441375.390000001" table:style-name="ce17">
            <text:p>10.441.375<text:s/></text:p>
          </table:table-cell>
          <table:table-cell office:value-type="float" office:value="66092865.920000002" table:style-name="ce17">
            <text:p>66.092.866<text:s/></text:p>
          </table:table-cell>
          <table:table-cell office:value-type="float" office:value="2603434.9900000002" table:style-name="ce17">
            <text:p>2.603.435<text:s/></text:p>
          </table:table-cell>
          <table:table-cell office:value-type="float" office:value="89827872.439999998" table:style-name="ce17">
            <text:p>89.827.872<text:s/></text:p>
          </table:table-cell>
          <table:table-cell office:value-type="float" office:value="129444189.91" table:style-name="ce17">
            <text:p>129.444.190<text:s/></text:p>
          </table:table-cell>
          <table:table-cell office:value-type="float" office:value="365949930.58999997" table:style-name="ce17">
            <text:p>365.949.931<text:s/></text:p>
          </table:table-cell>
          <table:table-cell office:value-type="float" office:value="52426510.100000001" table:style-name="ce17">
            <text:p>52.426.510<text:s/></text:p>
          </table:table-cell>
          <table:table-cell office:value-type="float" office:value="58150498.649999999" table:style-name="ce17">
            <text:p>58.150.499<text:s/></text:p>
          </table:table-cell>
          <table:table-cell office:value-type="float" office:value="25574542.920000002" table:style-name="ce17">
            <text:p>25.574.543<text:s/></text:p>
          </table:table-cell>
          <table:table-cell office:value-type="float" office:value="199442878.53999999" table:style-name="ce17">
            <text:p>199.442.879<text:s/></text:p>
          </table:table-cell>
          <table:table-cell office:value-type="float" office:value="26863288.170000002" table:style-name="ce17">
            <text:p>26.863.288<text:s/></text:p>
          </table:table-cell>
          <table:table-cell office:value-type="float" office:value="32645320.59" table:style-name="ce17">
            <text:p>32.645.321<text:s/></text:p>
          </table:table-cell>
          <table:table-cell office:value-type="float" office:value="39825198.600000001" table:style-name="ce17">
            <text:p>39.825.199<text:s/></text:p>
          </table:table-cell>
          <table:table-cell office:value-type="float" office:value="19017111.550000001" table:style-name="ce17">
            <text:p>19.017.112<text:s/></text:p>
          </table:table-cell>
          <table:table-cell office:value-type="float" office:value="75777436.670000002" table:style-name="ce17">
            <text:p>75.777.437<text:s/></text:p>
          </table:table-cell>
          <table:table-cell office:value-type="float" office:value="14980220.35" table:style-name="ce17">
            <text:p>14.980.220<text:s/></text:p>
          </table:table-cell>
          <table:table-cell office:value-type="float" office:value="182528695.87" table:style-name="ce17">
            <text:p>182.528.696<text:s/></text:p>
          </table:table-cell>
          <table:table-cell office:value-type="float" office:value="678346879.67999995" table:style-name="ce17">
            <text:p>678.346.880<text:s/></text:p>
          </table:table-cell>
          <table:table-cell office:value-type="float" office:value="17408831.190000001" table:style-name="ce17">
            <text:p>17.408.831<text:s/></text:p>
          </table:table-cell>
          <table:table-cell office:value-type="float" office:value="8629286.3399999999" table:style-name="ce17">
            <text:p>8.629.286<text:s/></text:p>
          </table:table-cell>
          <table:table-cell office:value-type="float" office:value="3378941.16" table:style-name="ce17">
            <text:p>3.378.941<text:s/></text:p>
          </table:table-cell>
          <table:table-cell office:value-type="float" office:value="184059933.41" table:style-name="ce17">
            <text:p>184.059.933<text:s/></text:p>
          </table:table-cell>
          <table:table-cell office:value-type="float" office:value="130207932.31999999" table:style-name="ce17">
            <text:p>130.207.932<text:s/></text:p>
          </table:table-cell>
          <table:table-cell office:value-type="float" office:value="11149774.83" table:style-name="ce17">
            <text:p>11.149.775<text:s/></text:p>
          </table:table-cell>
          <table:table-cell office:value-type="float" office:value="1678765478.26" table:style-name="ce17">
            <text:p>1.678.765.478<text:s/></text:p>
          </table:table-cell>
          <table:table-cell office:value-type="float" office:value="6989678.8799999999" table:style-name="ce17">
            <text:p>6.989.679<text:s/></text:p>
          </table:table-cell>
          <table:table-cell office:value-type="float" office:value="4113923858.21" table:style-name="ce18">
            <text:p>4.113.923.85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0" table:style-name="ce17">
            <text:p>-<text:s/></text:p>
          </table:table-cell>
          <table:table-cell office:value-type="float" office:value="209.73" table:style-name="ce17">
            <text:p>210<text:s/></text:p>
          </table:table-cell>
          <table:table-cell office:value-type="float" office:value="133290.82999999999" table:style-name="ce17">
            <text:p>133.291<text:s/></text:p>
          </table:table-cell>
          <table:table-cell office:value-type="float" office:value="1723.9" table:style-name="ce17">
            <text:p>1.724<text:s/></text:p>
          </table:table-cell>
          <table:table-cell office:value-type="float" office:value="883688.14" table:style-name="ce17">
            <text:p>883.688<text:s/></text:p>
          </table:table-cell>
          <table:table-cell office:value-type="float" office:value="11396283.560000001" table:style-name="ce17">
            <text:p>11.396.284<text:s/></text:p>
          </table:table-cell>
          <table:table-cell office:value-type="float" office:value="233784907.49000001" table:style-name="ce17">
            <text:p>233.784.907<text:s/></text:p>
          </table:table-cell>
          <table:table-cell office:value-type="float" office:value="5049478.67" table:style-name="ce17">
            <text:p>5.049.479<text:s/></text:p>
          </table:table-cell>
          <table:table-cell office:value-type="float" office:value="213588.64" table:style-name="ce17">
            <text:p>213.589<text:s/></text:p>
          </table:table-cell>
          <table:table-cell office:value-type="float" office:value="161.52000000000001" table:style-name="ce17">
            <text:p>162<text:s/></text:p>
          </table:table-cell>
          <table:table-cell office:value-type="float" office:value="9398963.5800000001" table:style-name="ce17">
            <text:p>9.398.964<text:s/></text:p>
          </table:table-cell>
          <table:table-cell office:value-type="float" office:value="151566.6" table:style-name="ce17">
            <text:p>151.567<text:s/></text:p>
          </table:table-cell>
          <table:table-cell office:value-type="float" office:value="399461.11" table:style-name="ce17">
            <text:p>399.461<text:s/></text:p>
          </table:table-cell>
          <table:table-cell office:value-type="float" office:value="13190918.07" table:style-name="ce17">
            <text:p>13.190.918<text:s/></text:p>
          </table:table-cell>
          <table:table-cell office:value-type="float" office:value="2666.63" table:style-name="ce17">
            <text:p>2.667<text:s/></text:p>
          </table:table-cell>
          <table:table-cell office:value-type="float" office:value="4302238.82" table:style-name="ce17">
            <text:p>4.302.23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3449299.99" table:style-name="ce17">
            <text:p>13.449.300<text:s/></text:p>
          </table:table-cell>
          <table:table-cell office:value-type="float" office:value="71531726.569999993" table:style-name="ce17">
            <text:p>71.531.727<text:s/></text:p>
          </table:table-cell>
          <table:table-cell office:value-type="float" office:value="19649.599999999999" table:style-name="ce17">
            <text:p>19.650<text:s/></text:p>
          </table:table-cell>
          <table:table-cell office:value-type="float" office:value="21657.39" table:style-name="ce17">
            <text:p>21.65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455530.18" table:style-name="ce17">
            <text:p>20.455.530<text:s/></text:p>
          </table:table-cell>
          <table:table-cell office:value-type="float" office:value="988878.18" table:style-name="ce17">
            <text:p>988.878<text:s/></text:p>
          </table:table-cell>
          <table:table-cell office:value-type="float" office:value="1244041.53" table:style-name="ce17">
            <text:p>1.244.042<text:s/></text:p>
          </table:table-cell>
          <table:table-cell office:value-type="float" office:value="287259070.94999999" table:style-name="ce17">
            <text:p>287.259.071<text:s/></text:p>
          </table:table-cell>
          <table:table-cell office:value-type="float" office:value="8455.3700000000008" table:style-name="ce17">
            <text:p>8.455<text:s/></text:p>
          </table:table-cell>
          <table:table-cell office:value-type="float" office:value="673887457.05000007" table:style-name="ce18">
            <text:p>673.887.45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395750.89" table:style-name="ce17">
            <text:p>3.395.751<text:s/></text:p>
          </table:table-cell>
          <table:table-cell office:value-type="float" office:value="10441165.66" table:style-name="ce17">
            <text:p>10.441.166<text:s/></text:p>
          </table:table-cell>
          <table:table-cell office:value-type="float" office:value="65959575.089999996" table:style-name="ce17">
            <text:p>65.959.575<text:s/></text:p>
          </table:table-cell>
          <table:table-cell office:value-type="float" office:value="2601711.09" table:style-name="ce17">
            <text:p>2.601.711<text:s/></text:p>
          </table:table-cell>
          <table:table-cell office:value-type="float" office:value="88944184.299999997" table:style-name="ce17">
            <text:p>88.944.184<text:s/></text:p>
          </table:table-cell>
          <table:table-cell office:value-type="float" office:value="118047906.34999999" table:style-name="ce17">
            <text:p>118.047.906<text:s/></text:p>
          </table:table-cell>
          <table:table-cell office:value-type="float" office:value="132165023.10000001" table:style-name="ce17">
            <text:p>132.165.023<text:s/></text:p>
          </table:table-cell>
          <table:table-cell office:value-type="float" office:value="47377031.43" table:style-name="ce17">
            <text:p>47.377.031<text:s/></text:p>
          </table:table-cell>
          <table:table-cell office:value-type="float" office:value="57936910.009999998" table:style-name="ce17">
            <text:p>57.936.910<text:s/></text:p>
          </table:table-cell>
          <table:table-cell office:value-type="float" office:value="25574381.400000002" table:style-name="ce17">
            <text:p>25.574.381<text:s/></text:p>
          </table:table-cell>
          <table:table-cell office:value-type="float" office:value="190043914.96000001" table:style-name="ce17">
            <text:p>190.043.915<text:s/></text:p>
          </table:table-cell>
          <table:table-cell office:value-type="float" office:value="26711721.57" table:style-name="ce17">
            <text:p>26.711.722<text:s/></text:p>
          </table:table-cell>
          <table:table-cell office:value-type="float" office:value="32245859.480000004" table:style-name="ce17">
            <text:p>32.245.859<text:s/></text:p>
          </table:table-cell>
          <table:table-cell office:value-type="float" office:value="26634280.529999997" table:style-name="ce17">
            <text:p>26.634.281<text:s/></text:p>
          </table:table-cell>
          <table:table-cell office:value-type="float" office:value="19014444.919999998" table:style-name="ce17">
            <text:p>19.014.445<text:s/></text:p>
          </table:table-cell>
          <table:table-cell office:value-type="float" office:value="71475197.849999994" table:style-name="ce17">
            <text:p>71.475.198<text:s/></text:p>
          </table:table-cell>
          <table:table-cell office:value-type="float" office:value="14980220.35" table:style-name="ce17">
            <text:p>14.980.220<text:s/></text:p>
          </table:table-cell>
          <table:table-cell office:value-type="float" office:value="169079395.88" table:style-name="ce17">
            <text:p>169.079.396<text:s/></text:p>
          </table:table-cell>
          <table:table-cell office:value-type="float" office:value="606815153.11000001" table:style-name="ce17">
            <text:p>606.815.153<text:s/></text:p>
          </table:table-cell>
          <table:table-cell office:value-type="float" office:value="17389181.59" table:style-name="ce17">
            <text:p>17.389.182<text:s/></text:p>
          </table:table-cell>
          <table:table-cell office:value-type="float" office:value="8607628.9500000011" table:style-name="ce17">
            <text:p>8.607.629<text:s/></text:p>
          </table:table-cell>
          <table:table-cell office:value-type="float" office:value="3378941.16" table:style-name="ce17">
            <text:p>3.378.941<text:s/></text:p>
          </table:table-cell>
          <table:table-cell office:value-type="float" office:value="163604403.23000002" table:style-name="ce17">
            <text:p>163.604.403<text:s/></text:p>
          </table:table-cell>
          <table:table-cell office:value-type="float" office:value="129219054.14" table:style-name="ce17">
            <text:p>129.219.054<text:s/></text:p>
          </table:table-cell>
          <table:table-cell office:value-type="float" office:value="9905733.2999999989" table:style-name="ce17">
            <text:p>9.905.733<text:s/></text:p>
          </table:table-cell>
          <table:table-cell office:value-type="float" office:value="1391506407.3099999" table:style-name="ce17">
            <text:p>1.391.506.407<text:s/></text:p>
          </table:table-cell>
          <table:table-cell office:value-type="float" office:value="6981223.5099999998" table:style-name="ce17">
            <text:p>6.981.224<text:s/></text:p>
          </table:table-cell>
          <table:table-cell office:value-type="float" office:value="3440036401.1600008" table:style-name="ce18">
            <text:p>3.440.036.40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4324004.34" table:style-name="ce17">
            <text:p>4.324.004<text:s/></text:p>
          </table:table-cell>
          <table:table-cell office:value-type="float" office:value="2757847.05" table:style-name="ce17">
            <text:p>2.757.84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873925.539999999" table:style-name="ce17">
            <text:p>10.873.926<text:s/></text:p>
          </table:table-cell>
          <table:table-cell office:value-type="float" office:value="4954720.7300000004" table:style-name="ce17">
            <text:p>4.954.72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9514.54" table:style-name="ce17">
            <text:p>29.51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29380.59" table:style-name="ce17">
            <text:p>3.429.38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39214.1" table:style-name="ce17">
            <text:p>139.214<text:s/></text:p>
          </table:table-cell>
          <table:table-cell office:value-type="float" office:value="65288.78" table:style-name="ce17">
            <text:p>65.289<text:s/></text:p>
          </table:table-cell>
          <table:table-cell office:value-type="float" office:value="2791438.53" table:style-name="ce17">
            <text:p>2.791.439<text:s/></text:p>
          </table:table-cell>
          <table:table-cell office:value-type="float" office:value="400065.31" table:style-name="ce17">
            <text:p>400.065<text:s/></text:p>
          </table:table-cell>
          <table:table-cell office:value-type="float" office:value="6691674.8700000001" table:style-name="ce17">
            <text:p>6.691.67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129726.8899999997" table:style-name="ce17">
            <text:p>8.129.727<text:s/></text:p>
          </table:table-cell>
          <table:table-cell office:value-type="float" office:value="375698201.13" table:style-name="ce17">
            <text:p>375.698.20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372799.3600000003" table:style-name="ce17">
            <text:p>5.372.799<text:s/></text:p>
          </table:table-cell>
          <table:table-cell office:value-type="float" office:value="86.74" table:style-name="ce17">
            <text:p>8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581115.670000002" table:style-name="ce17">
            <text:p>20.581.11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46239004.17000002" table:style-name="ce18">
            <text:p>446.239.00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350682.1399999997" table:style-name="ce17">
            <text:p>6.350.682<text:s/></text:p>
          </table:table-cell>
          <table:table-cell office:value-type="float" office:value="21469790.190000001" table:style-name="ce17">
            <text:p>21.469.790<text:s/></text:p>
          </table:table-cell>
          <table:table-cell office:value-type="float" office:value="21970460.100000001" table:style-name="ce17">
            <text:p>21.970.460<text:s/></text:p>
          </table:table-cell>
          <table:table-cell office:value-type="float" office:value="21301918.190000001" table:style-name="ce17">
            <text:p>21.301.918<text:s/></text:p>
          </table:table-cell>
          <table:table-cell office:value-type="float" office:value="56240413.18" table:style-name="ce17">
            <text:p>56.240.413<text:s/></text:p>
          </table:table-cell>
          <table:table-cell office:value-type="float" office:value="43462507.049999997" table:style-name="ce17">
            <text:p>43.462.507<text:s/></text:p>
          </table:table-cell>
          <table:table-cell office:value-type="float" office:value="1300841664.01" table:style-name="ce17">
            <text:p>1.300.841.664<text:s/></text:p>
          </table:table-cell>
          <table:table-cell office:value-type="float" office:value="28274391.199999999" table:style-name="ce17">
            <text:p>28.274.391<text:s/></text:p>
          </table:table-cell>
          <table:table-cell office:value-type="float" office:value="39440350.439999998" table:style-name="ce17">
            <text:p>39.440.350<text:s/></text:p>
          </table:table-cell>
          <table:table-cell office:value-type="float" office:value="24036700.620000001" table:style-name="ce17">
            <text:p>24.036.701<text:s/></text:p>
          </table:table-cell>
          <table:table-cell office:value-type="float" office:value="146770128.77000001" table:style-name="ce17">
            <text:p>146.770.129<text:s/></text:p>
          </table:table-cell>
          <table:table-cell office:value-type="float" office:value="21287892.449999999" table:style-name="ce17">
            <text:p>21.287.892<text:s/></text:p>
          </table:table-cell>
          <table:table-cell office:value-type="float" office:value="23451681.879999999" table:style-name="ce17">
            <text:p>23.451.682<text:s/></text:p>
          </table:table-cell>
          <table:table-cell office:value-type="float" office:value="39667869.5" table:style-name="ce17">
            <text:p>39.667.870<text:s/></text:p>
          </table:table-cell>
          <table:table-cell office:value-type="float" office:value="44757595.530000001" table:style-name="ce17">
            <text:p>44.757.596<text:s/></text:p>
          </table:table-cell>
          <table:table-cell office:value-type="float" office:value="141595176.12" table:style-name="ce17">
            <text:p>141.595.176<text:s/></text:p>
          </table:table-cell>
          <table:table-cell office:value-type="float" office:value="19298413.27" table:style-name="ce17">
            <text:p>19.298.413<text:s/></text:p>
          </table:table-cell>
          <table:table-cell office:value-type="float" office:value="65076893.189999998" table:style-name="ce17">
            <text:p>65.076.893<text:s/></text:p>
          </table:table-cell>
          <table:table-cell office:value-type="float" office:value="248848060.5" table:style-name="ce17">
            <text:p>248.848.061<text:s/></text:p>
          </table:table-cell>
          <table:table-cell office:value-type="float" office:value="35323730.920000002" table:style-name="ce17">
            <text:p>35.323.731<text:s/></text:p>
          </table:table-cell>
          <table:table-cell office:value-type="float" office:value="21041025.170000002" table:style-name="ce17">
            <text:p>21.041.025<text:s/></text:p>
          </table:table-cell>
          <table:table-cell office:value-type="float" office:value="13223255.640000001" table:style-name="ce17">
            <text:p>13.223.256<text:s/></text:p>
          </table:table-cell>
          <table:table-cell office:value-type="float" office:value="117420954.81" table:style-name="ce17">
            <text:p>117.420.955<text:s/></text:p>
          </table:table-cell>
          <table:table-cell office:value-type="float" office:value="50337022.329999998" table:style-name="ce17">
            <text:p>50.337.022<text:s/></text:p>
          </table:table-cell>
          <table:table-cell office:value-type="float" office:value="16415294.949999999" table:style-name="ce17">
            <text:p>16.415.295<text:s/></text:p>
          </table:table-cell>
          <table:table-cell office:value-type="float" office:value="129460964.02" table:style-name="ce17">
            <text:p>129.460.964<text:s/></text:p>
          </table:table-cell>
          <table:table-cell office:value-type="float" office:value="9538717.3200000003" table:style-name="ce17">
            <text:p>9.538.717<text:s/></text:p>
          </table:table-cell>
          <table:table-cell office:value-type="float" office:value="2706903553.4900002" table:style-name="ce18">
            <text:p>2.706.903.55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2409263.38" table:style-name="ce17">
            <text:p>2.409.263<text:s/></text:p>
          </table:table-cell>
          <table:table-cell office:value-type="float" office:value="9416067.7300000004" table:style-name="ce17">
            <text:p>9.416.068<text:s/></text:p>
          </table:table-cell>
          <table:table-cell office:value-type="float" office:value="28944905.32" table:style-name="ce17">
            <text:p>28.944.905<text:s/></text:p>
          </table:table-cell>
          <table:table-cell office:value-type="float" office:value="2062805.47" table:style-name="ce17">
            <text:p>2.062.805<text:s/></text:p>
          </table:table-cell>
          <table:table-cell office:value-type="float" office:value="48344411.140000001" table:style-name="ce17">
            <text:p>48.344.411<text:s/></text:p>
          </table:table-cell>
          <table:table-cell office:value-type="float" office:value="32487638.900000002" table:style-name="ce17">
            <text:p>32.487.639<text:s/></text:p>
          </table:table-cell>
          <table:table-cell office:value-type="float" office:value="519386549.20999998" table:style-name="ce17">
            <text:p>519.386.549<text:s/></text:p>
          </table:table-cell>
          <table:table-cell office:value-type="float" office:value="31605112.039999995" table:style-name="ce17">
            <text:p>31.605.112<text:s/></text:p>
          </table:table-cell>
          <table:table-cell office:value-type="float" office:value="36361724.059999995" table:style-name="ce17">
            <text:p>36.361.724<text:s/></text:p>
          </table:table-cell>
          <table:table-cell office:value-type="float" office:value="8791299.0099999998" table:style-name="ce17">
            <text:p>8.791.299<text:s/></text:p>
          </table:table-cell>
          <table:table-cell office:value-type="float" office:value="61203089.079999998" table:style-name="ce17">
            <text:p>61.203.089<text:s/></text:p>
          </table:table-cell>
          <table:table-cell office:value-type="float" office:value="11831261.129999999" table:style-name="ce17">
            <text:p>11.831.261<text:s/></text:p>
          </table:table-cell>
          <table:table-cell office:value-type="float" office:value="13058650.290000001" table:style-name="ce17">
            <text:p>13.058.650<text:s/></text:p>
          </table:table-cell>
          <table:table-cell office:value-type="float" office:value="17987037.150000002" table:style-name="ce17">
            <text:p>17.987.037<text:s/></text:p>
          </table:table-cell>
          <table:table-cell office:value-type="float" office:value="10191048.090000002" table:style-name="ce17">
            <text:p>10.191.048<text:s/></text:p>
          </table:table-cell>
          <table:table-cell office:value-type="float" office:value="24735718.879999999" table:style-name="ce17">
            <text:p>24.735.719<text:s/></text:p>
          </table:table-cell>
          <table:table-cell office:value-type="float" office:value="8683378.6999999993" table:style-name="ce17">
            <text:p>8.683.379<text:s/></text:p>
          </table:table-cell>
          <table:table-cell office:value-type="float" office:value="104411579.08999999" table:style-name="ce17">
            <text:p>104.411.579<text:s/></text:p>
          </table:table-cell>
          <table:table-cell office:value-type="float" office:value="753657082.62" table:style-name="ce17">
            <text:p>753.657.083<text:s/></text:p>
          </table:table-cell>
          <table:table-cell office:value-type="float" office:value="8594841.5099999998" table:style-name="ce17">
            <text:p>8.594.842<text:s/></text:p>
          </table:table-cell>
          <table:table-cell office:value-type="float" office:value="5154498.7" table:style-name="ce17">
            <text:p>5.154.499<text:s/></text:p>
          </table:table-cell>
          <table:table-cell office:value-type="float" office:value="1993357.24" table:style-name="ce17">
            <text:p>1.993.357<text:s/></text:p>
          </table:table-cell>
          <table:table-cell office:value-type="float" office:value="73370406.329999998" table:style-name="ce17">
            <text:p>73.370.406<text:s/></text:p>
          </table:table-cell>
          <table:table-cell office:value-type="float" office:value="57665172.799999997" table:style-name="ce17">
            <text:p>57.665.173<text:s/></text:p>
          </table:table-cell>
          <table:table-cell office:value-type="float" office:value="5438816.1699999999" table:style-name="ce17">
            <text:p>5.438.816<text:s/></text:p>
          </table:table-cell>
          <table:table-cell office:value-type="float" office:value="623302861.37" table:style-name="ce17">
            <text:p>623.302.861<text:s/></text:p>
          </table:table-cell>
          <table:table-cell office:value-type="float" office:value="3060412.4899999998" table:style-name="ce17">
            <text:p>3.060.412<text:s/></text:p>
          </table:table-cell>
          <table:table-cell office:value-type="float" office:value="2504148987.8999996" table:style-name="ce18">
            <text:p>2.504.148.988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47513968.710000001" table:style-name="ce21">
            <text:p>47.513.969<text:s/></text:p>
          </table:table-cell>
          <table:table-cell office:value-type="float" office:value="198863541.48000002" table:style-name="ce21">
            <text:p>198.863.541<text:s/></text:p>
          </table:table-cell>
          <table:table-cell office:value-type="float" office:value="794391104.75" table:style-name="ce21">
            <text:p>794.391.105<text:s/></text:p>
          </table:table-cell>
          <table:table-cell office:value-type="float" office:value="50188422.189999998" table:style-name="ce21">
            <text:p>50.188.422<text:s/></text:p>
          </table:table-cell>
          <table:table-cell office:value-type="float" office:value="1405785414.96" table:style-name="ce21">
            <text:p>1.405.785.415<text:s/></text:p>
          </table:table-cell>
          <table:table-cell office:value-type="float" office:value="1204017697.76" table:style-name="ce21">
            <text:p>1.204.017.698<text:s/></text:p>
          </table:table-cell>
          <table:table-cell office:value-type="float" office:value="7734761395.1299992" table:style-name="ce21">
            <text:p>7.734.761.395<text:s/></text:p>
          </table:table-cell>
          <table:table-cell office:value-type="float" office:value="1095179988.51" table:style-name="ce21">
            <text:p>1.095.179.989<text:s/></text:p>
          </table:table-cell>
          <table:table-cell office:value-type="float" office:value="884908917.44000006" table:style-name="ce21">
            <text:p>884.908.917<text:s/></text:p>
          </table:table-cell>
          <table:table-cell office:value-type="float" office:value="335036398.62" table:style-name="ce21">
            <text:p>335.036.399<text:s/></text:p>
          </table:table-cell>
          <table:table-cell office:value-type="float" office:value="3347555660.3299999" table:style-name="ce21">
            <text:p>3.347.555.660<text:s/></text:p>
          </table:table-cell>
          <table:table-cell office:value-type="float" office:value="337516276.08000004" table:style-name="ce21">
            <text:p>337.516.276<text:s/></text:p>
          </table:table-cell>
          <table:table-cell office:value-type="float" office:value="436490405.23000002" table:style-name="ce21">
            <text:p>436.490.405<text:s/></text:p>
          </table:table-cell>
          <table:table-cell office:value-type="float" office:value="474149050.96999997" table:style-name="ce21">
            <text:p>474.149.051<text:s/></text:p>
          </table:table-cell>
          <table:table-cell office:value-type="float" office:value="291850254.13999999" table:style-name="ce21">
            <text:p>291.850.254<text:s/></text:p>
          </table:table-cell>
          <table:table-cell office:value-type="float" office:value="1376636094.1999998" table:style-name="ce21">
            <text:p>1.376.636.094<text:s/></text:p>
          </table:table-cell>
          <table:table-cell office:value-type="float" office:value="195035300.35999998" table:style-name="ce21">
            <text:p>195.035.300<text:s/></text:p>
          </table:table-cell>
          <table:table-cell office:value-type="float" office:value="3128264989.25" table:style-name="ce21">
            <text:p>3.128.264.989<text:s/></text:p>
          </table:table-cell>
          <table:table-cell office:value-type="float" office:value="13008150304.68" table:style-name="ce21">
            <text:p>13.008.150.305<text:s/></text:p>
          </table:table-cell>
          <table:table-cell office:value-type="float" office:value="262462810.53" table:style-name="ce21">
            <text:p>262.462.811<text:s/></text:p>
          </table:table-cell>
          <table:table-cell office:value-type="float" office:value="135315638.57999998" table:style-name="ce21">
            <text:p>135.315.639<text:s/></text:p>
          </table:table-cell>
          <table:table-cell office:value-type="float" office:value="50691544.230000004" table:style-name="ce21">
            <text:p>50.691.544<text:s/></text:p>
          </table:table-cell>
          <table:table-cell office:value-type="float" office:value="3313396944.8000002" table:style-name="ce21">
            <text:p>3.313.396.945<text:s/></text:p>
          </table:table-cell>
          <table:table-cell office:value-type="float" office:value="2778637309.0299997" table:style-name="ce21">
            <text:p>2.778.637.309<text:s/></text:p>
          </table:table-cell>
          <table:table-cell office:value-type="float" office:value="172005458.21999997" table:style-name="ce21">
            <text:p>172.005.458<text:s/></text:p>
          </table:table-cell>
          <table:table-cell office:value-type="float" office:value="27843654165.560001" table:style-name="ce21">
            <text:p>27.843.654.166<text:s/></text:p>
          </table:table-cell>
          <table:table-cell office:value-type="float" office:value="90788303.090000004" table:style-name="ce21">
            <text:p>90.788.303<text:s/></text:p>
          </table:table-cell>
          <table:table-cell office:value-type="float" office:value="70993247358.830017" table:style-name="ce22">
            <text:p>70.993.247.359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63694188.621722825" table:style-name="ce25">
            <text:p>63.694.189<text:s/></text:p>
          </table:table-cell>
          <table:table-cell office:value-type="float" office:value="158982126.1867615" table:style-name="ce25">
            <text:p>158.982.126<text:s/></text:p>
          </table:table-cell>
          <table:table-cell office:value-type="float" office:value="246211057.88080686" table:style-name="ce25">
            <text:p>246.211.058<text:s/></text:p>
          </table:table-cell>
          <table:table-cell office:value-type="float" office:value="38207282.653773323" table:style-name="ce25">
            <text:p>38.207.283<text:s/></text:p>
          </table:table-cell>
          <table:table-cell office:value-type="float" office:value="973746438.10035419" table:style-name="ce25">
            <text:p>973.746.438<text:s/></text:p>
          </table:table-cell>
          <table:table-cell office:value-type="float" office:value="677658234.11166322" table:style-name="ce25">
            <text:p>677.658.234<text:s/></text:p>
          </table:table-cell>
          <table:table-cell office:value-type="float" office:value="1521078742.7068431" table:style-name="ce25">
            <text:p>1.521.078.743<text:s/></text:p>
          </table:table-cell>
          <table:table-cell office:value-type="float" office:value="457919185.31060231" table:style-name="ce25">
            <text:p>457.919.185<text:s/></text:p>
          </table:table-cell>
          <table:table-cell office:value-type="float" office:value="516844114.45117605" table:style-name="ce25">
            <text:p>516.844.114<text:s/></text:p>
          </table:table-cell>
          <table:table-cell office:value-type="float" office:value="241827262.19248733" table:style-name="ce25">
            <text:p>241.827.262<text:s/></text:p>
          </table:table-cell>
          <table:table-cell office:value-type="float" office:value="2419906932.3916836" table:style-name="ce25">
            <text:p>2.419.906.932<text:s/></text:p>
          </table:table-cell>
          <table:table-cell office:value-type="float" office:value="301658727.14299905" table:style-name="ce25">
            <text:p>301.658.727<text:s/></text:p>
          </table:table-cell>
          <table:table-cell office:value-type="float" office:value="387365260.41856003" table:style-name="ce25">
            <text:p>387.365.260<text:s/></text:p>
          </table:table-cell>
          <table:table-cell office:value-type="float" office:value="488419135.15211934" table:style-name="ce25">
            <text:p>488.419.135<text:s/></text:p>
          </table:table-cell>
          <table:table-cell office:value-type="float" office:value="248896428.71064433" table:style-name="ce25">
            <text:p>248.896.429<text:s/></text:p>
          </table:table-cell>
          <table:table-cell office:value-type="float" office:value="729303341.26025414" table:style-name="ce25">
            <text:p>729.303.341<text:s/></text:p>
          </table:table-cell>
          <table:table-cell office:value-type="float" office:value="180249728.26797509" table:style-name="ce25">
            <text:p>180.249.728<text:s/></text:p>
          </table:table-cell>
          <table:table-cell office:value-type="float" office:value="1957188821.787061" table:style-name="ce25">
            <text:p>1.957.188.822<text:s/></text:p>
          </table:table-cell>
          <table:table-cell office:value-type="float" office:value="3410349395.8555284" table:style-name="ce25">
            <text:p>3.410.349.396<text:s/></text:p>
          </table:table-cell>
          <table:table-cell office:value-type="float" office:value="233471004.04988569" table:style-name="ce25">
            <text:p>233.471.004<text:s/></text:p>
          </table:table-cell>
          <table:table-cell office:value-type="float" office:value="118130634.11489926" table:style-name="ce25">
            <text:p>118.130.634<text:s/></text:p>
          </table:table-cell>
          <table:table-cell office:value-type="float" office:value="53710313.599369399" table:style-name="ce25">
            <text:p>53.710.314<text:s/></text:p>
          </table:table-cell>
          <table:table-cell office:value-type="float" office:value="2108924585.9603593" table:style-name="ce25">
            <text:p>2.108.924.586<text:s/></text:p>
          </table:table-cell>
          <table:table-cell office:value-type="float" office:value="1378512113.9035625" table:style-name="ce25">
            <text:p>1.378.512.114<text:s/></text:p>
          </table:table-cell>
          <table:table-cell office:value-type="float" office:value="190876104.23274425" table:style-name="ce25">
            <text:p>190.876.104<text:s/></text:p>
          </table:table-cell>
          <table:table-cell office:value-type="float" office:value="13701019647.457609" table:style-name="ce25">
            <text:p>13.701.019.647<text:s/></text:p>
          </table:table-cell>
          <table:table-cell office:value-type="float" office:value="113796577.02854784" table:style-name="ce25">
            <text:p>113.796.577<text:s/></text:p>
          </table:table-cell>
          <table:table-cell office:value-type="float" office:value="32917947383.549988" table:style-name="ce26">
            <text:p>32.917.947.384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11208157.33172283" table:style-name="ce21">
            <text:p>111.208.157<text:s/></text:p>
          </table:table-cell>
          <table:table-cell office:value-type="float" office:value="357845667.66676152" table:style-name="ce21">
            <text:p>357.845.668<text:s/></text:p>
          </table:table-cell>
          <table:table-cell office:value-type="float" office:value="1040602162.6308069" table:style-name="ce21">
            <text:p>1.040.602.163<text:s/></text:p>
          </table:table-cell>
          <table:table-cell office:value-type="float" office:value="88395704.84377332" table:style-name="ce21">
            <text:p>88.395.705<text:s/></text:p>
          </table:table-cell>
          <table:table-cell office:value-type="float" office:value="2379531853.0603542" table:style-name="ce21">
            <text:p>2.379.531.853<text:s/></text:p>
          </table:table-cell>
          <table:table-cell office:value-type="float" office:value="1881675931.8716631" table:style-name="ce21">
            <text:p>1.881.675.932<text:s/></text:p>
          </table:table-cell>
          <table:table-cell office:value-type="float" office:value="9255840137.8368416" table:style-name="ce21">
            <text:p>9.255.840.138<text:s/></text:p>
          </table:table-cell>
          <table:table-cell office:value-type="float" office:value="1553099173.8206024" table:style-name="ce21">
            <text:p>1.553.099.174<text:s/></text:p>
          </table:table-cell>
          <table:table-cell office:value-type="float" office:value="1401753031.8911762" table:style-name="ce21">
            <text:p>1.401.753.032<text:s/></text:p>
          </table:table-cell>
          <table:table-cell office:value-type="float" office:value="576863660.81248736" table:style-name="ce21">
            <text:p>576.863.661<text:s/></text:p>
          </table:table-cell>
          <table:table-cell office:value-type="float" office:value="5767462592.7216835" table:style-name="ce21">
            <text:p>5.767.462.593<text:s/></text:p>
          </table:table-cell>
          <table:table-cell office:value-type="float" office:value="639175003.2229991" table:style-name="ce21">
            <text:p>639.175.003<text:s/></text:p>
          </table:table-cell>
          <table:table-cell office:value-type="float" office:value="823855665.64856005" table:style-name="ce21">
            <text:p>823.855.666<text:s/></text:p>
          </table:table-cell>
          <table:table-cell office:value-type="float" office:value="962568186.12211931" table:style-name="ce21">
            <text:p>962.568.186<text:s/></text:p>
          </table:table-cell>
          <table:table-cell office:value-type="float" office:value="540746682.85064435" table:style-name="ce21">
            <text:p>540.746.683<text:s/></text:p>
          </table:table-cell>
          <table:table-cell office:value-type="float" office:value="2105939435.460254" table:style-name="ce21">
            <text:p>2.105.939.435<text:s/></text:p>
          </table:table-cell>
          <table:table-cell office:value-type="float" office:value="375285028.62797511" table:style-name="ce21">
            <text:p>375.285.029<text:s/></text:p>
          </table:table-cell>
          <table:table-cell office:value-type="float" office:value="5085453811.0370607" table:style-name="ce21">
            <text:p>5.085.453.811<text:s/></text:p>
          </table:table-cell>
          <table:table-cell office:value-type="float" office:value="16418499700.535528" table:style-name="ce21">
            <text:p>16.418.499.701<text:s/></text:p>
          </table:table-cell>
          <table:table-cell office:value-type="float" office:value="495933814.57988572" table:style-name="ce21">
            <text:p>495.933.815<text:s/></text:p>
          </table:table-cell>
          <table:table-cell office:value-type="float" office:value="253446272.69489926" table:style-name="ce21">
            <text:p>253.446.273<text:s/></text:p>
          </table:table-cell>
          <table:table-cell office:value-type="float" office:value="104401857.8293694" table:style-name="ce21">
            <text:p>104.401.858<text:s/></text:p>
          </table:table-cell>
          <table:table-cell office:value-type="float" office:value="5422321530.7603598" table:style-name="ce21">
            <text:p>5.422.321.531<text:s/></text:p>
          </table:table-cell>
          <table:table-cell office:value-type="float" office:value="4157149422.9335623" table:style-name="ce21">
            <text:p>4.157.149.423<text:s/></text:p>
          </table:table-cell>
          <table:table-cell office:value-type="float" office:value="362881562.45274425" table:style-name="ce21">
            <text:p>362.881.562<text:s/></text:p>
          </table:table-cell>
          <table:table-cell office:value-type="float" office:value="41544673813.017609" table:style-name="ce21">
            <text:p>41.544.673.813<text:s/></text:p>
          </table:table-cell>
          <table:table-cell office:value-type="float" office:value="204584880.11854786" table:style-name="ce21">
            <text:p>204.584.880<text:s/></text:p>
          </table:table-cell>
          <table:table-cell office:value-type="float" office:value="103911194742.38" table:style-name="ce22">
            <text:p>103.911.194.742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527777.334637961" table:style-name="ce27">
            <text:p>527.777<text:s/></text:p>
          </table:table-cell>
          <table:table-cell office:value-type="float" office:value="1868921.6347327395" table:style-name="ce27">
            <text:p>1.868.922<text:s/></text:p>
          </table:table-cell>
          <table:table-cell office:value-type="float" office:value="1707815.3919503782" table:style-name="ce27">
            <text:p>1.707.815<text:s/></text:p>
          </table:table-cell>
          <table:table-cell office:value-type="float" office:value="373914.14227984898" table:style-name="ce27">
            <text:p>373.914<text:s/></text:p>
          </table:table-cell>
          <table:table-cell office:value-type="float" office:value="8355121.3274190342" table:style-name="ce27">
            <text:p>8.355.121<text:s/></text:p>
          </table:table-cell>
          <table:table-cell office:value-type="float" office:value="7299462.3144706832" table:style-name="ce27">
            <text:p>7.299.462<text:s/></text:p>
          </table:table-cell>
          <table:table-cell office:value-type="float" office:value="156595259.32179362" table:style-name="ce27">
            <text:p>156.595.259<text:s/></text:p>
          </table:table-cell>
          <table:table-cell office:value-type="float" office:value="4140241.2188663897" table:style-name="ce27">
            <text:p>4.140.241<text:s/></text:p>
          </table:table-cell>
          <table:table-cell office:value-type="float" office:value="6294619.409105638" table:style-name="ce27">
            <text:p>6.294.619<text:s/></text:p>
          </table:table-cell>
          <table:table-cell office:value-type="float" office:value="1896566.7396933353" table:style-name="ce27">
            <text:p>1.896.567<text:s/></text:p>
          </table:table-cell>
          <table:table-cell office:value-type="float" office:value="23346821.701908711" table:style-name="ce27">
            <text:p>23.346.822<text:s/></text:p>
          </table:table-cell>
          <table:table-cell office:value-type="float" office:value="3247328.4865285303" table:style-name="ce27">
            <text:p>3.247.328<text:s/></text:p>
          </table:table-cell>
          <table:table-cell office:value-type="float" office:value="5565851.7913484192" table:style-name="ce27">
            <text:p>5.565.852<text:s/></text:p>
          </table:table-cell>
          <table:table-cell office:value-type="float" office:value="2941769.872853905" table:style-name="ce27">
            <text:p>2.941.770<text:s/></text:p>
          </table:table-cell>
          <table:table-cell office:value-type="float" office:value="2103001.5118598579" table:style-name="ce27">
            <text:p>2.103.002<text:s/></text:p>
          </table:table-cell>
          <table:table-cell office:value-type="float" office:value="9057482.222242929" table:style-name="ce27">
            <text:p>9.057.482<text:s/></text:p>
          </table:table-cell>
          <table:table-cell office:value-type="float" office:value="1408820.7280905268" table:style-name="ce27">
            <text:p>1.408.821<text:s/></text:p>
          </table:table-cell>
          <table:table-cell office:value-type="float" office:value="19159533.737831209" table:style-name="ce27">
            <text:p>19.159.534<text:s/></text:p>
          </table:table-cell>
          <table:table-cell office:value-type="float" office:value="1906573182.1038442" table:style-name="ce27">
            <text:p>1.906.573.182<text:s/></text:p>
          </table:table-cell>
          <table:table-cell office:value-type="float" office:value="2103485.5757378875" table:style-name="ce27">
            <text:p>2.103.486<text:s/></text:p>
          </table:table-cell>
          <table:table-cell office:value-type="float" office:value="767699.86408503598" table:style-name="ce27">
            <text:p>767.700<text:s/></text:p>
          </table:table-cell>
          <table:table-cell office:value-type="float" office:value="294660.93281903479" table:style-name="ce27">
            <text:p>294.661<text:s/></text:p>
          </table:table-cell>
          <table:table-cell office:value-type="float" office:value="17351790.032402709" table:style-name="ce27">
            <text:p>17.351.790<text:s/></text:p>
          </table:table-cell>
          <table:table-cell office:value-type="float" office:value="9674963.6893219762" table:style-name="ce27">
            <text:p>9.674.964<text:s/></text:p>
          </table:table-cell>
          <table:table-cell office:value-type="float" office:value="2268314.1685403963" table:style-name="ce27">
            <text:p>2.268.314<text:s/></text:p>
          </table:table-cell>
          <table:table-cell office:value-type="float" office:value="84282707.404920116" table:style-name="ce27">
            <text:p>84.282.707<text:s/></text:p>
          </table:table-cell>
          <table:table-cell office:value-type="float" office:value="1959144.1107161366" table:style-name="ce27">
            <text:p>1.959.144<text:s/></text:p>
          </table:table-cell>
          <table:table-cell office:value-type="float" office:value="2281166256.7700009" table:style-name="ce28">
            <text:p>2.281.166.257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11735934.66636078" table:style-name="ce21">
            <text:p>111.735.935<text:s/></text:p>
          </table:table-cell>
          <table:table-cell office:value-type="float" office:value="359714589.30149424" table:style-name="ce21">
            <text:p>359.714.589<text:s/></text:p>
          </table:table-cell>
          <table:table-cell office:value-type="float" office:value="1042309978.0227573" table:style-name="ce21">
            <text:p>1.042.309.978<text:s/></text:p>
          </table:table-cell>
          <table:table-cell office:value-type="float" office:value="88769618.986053169" table:style-name="ce21">
            <text:p>88.769.619<text:s/></text:p>
          </table:table-cell>
          <table:table-cell office:value-type="float" office:value="2387886974.387773" table:style-name="ce21">
            <text:p>2.387.886.974<text:s/></text:p>
          </table:table-cell>
          <table:table-cell office:value-type="float" office:value="1888975394.1861339" table:style-name="ce21">
            <text:p>1.888.975.394<text:s/></text:p>
          </table:table-cell>
          <table:table-cell office:value-type="float" office:value="9412435397.1586361" table:style-name="ce21">
            <text:p>9.412.435.397<text:s/></text:p>
          </table:table-cell>
          <table:table-cell office:value-type="float" office:value="1557239415.0394688" table:style-name="ce21">
            <text:p>1.557.239.415<text:s/></text:p>
          </table:table-cell>
          <table:table-cell office:value-type="float" office:value="1408047651.3002818" table:style-name="ce21">
            <text:p>1.408.047.651<text:s/></text:p>
          </table:table-cell>
          <table:table-cell office:value-type="float" office:value="578760227.55218065" table:style-name="ce21">
            <text:p>578.760.228<text:s/></text:p>
          </table:table-cell>
          <table:table-cell office:value-type="float" office:value="5790809414.4235926" table:style-name="ce21">
            <text:p>5.790.809.414<text:s/></text:p>
          </table:table-cell>
          <table:table-cell office:value-type="float" office:value="642422331.70952761" table:style-name="ce21">
            <text:p>642.422.332<text:s/></text:p>
          </table:table-cell>
          <table:table-cell office:value-type="float" office:value="829421517.4399085" table:style-name="ce21">
            <text:p>829.421.517<text:s/></text:p>
          </table:table-cell>
          <table:table-cell office:value-type="float" office:value="965509955.99497318" table:style-name="ce21">
            <text:p>965.509.956<text:s/></text:p>
          </table:table-cell>
          <table:table-cell office:value-type="float" office:value="542849684.36250424" table:style-name="ce21">
            <text:p>542.849.684<text:s/></text:p>
          </table:table-cell>
          <table:table-cell office:value-type="float" office:value="2114996917.6824968" table:style-name="ce21">
            <text:p>2.114.996.918<text:s/></text:p>
          </table:table-cell>
          <table:table-cell office:value-type="float" office:value="376693849.35606563" table:style-name="ce21">
            <text:p>376.693.849<text:s/></text:p>
          </table:table-cell>
          <table:table-cell office:value-type="float" office:value="5104613344.7748919" table:style-name="ce21">
            <text:p>5.104.613.345<text:s/></text:p>
          </table:table-cell>
          <table:table-cell office:value-type="float" office:value="18325072882.639374" table:style-name="ce21">
            <text:p>18.325.072.883<text:s/></text:p>
          </table:table-cell>
          <table:table-cell office:value-type="float" office:value="498037300.15562361" table:style-name="ce21">
            <text:p>498.037.300<text:s/></text:p>
          </table:table-cell>
          <table:table-cell office:value-type="float" office:value="254213972.55898431" table:style-name="ce21">
            <text:p>254.213.973<text:s/></text:p>
          </table:table-cell>
          <table:table-cell office:value-type="float" office:value="104696518.76218843" table:style-name="ce21">
            <text:p>104.696.519<text:s/></text:p>
          </table:table-cell>
          <table:table-cell office:value-type="float" office:value="5439673320.7927628" table:style-name="ce21">
            <text:p>5.439.673.321<text:s/></text:p>
          </table:table-cell>
          <table:table-cell office:value-type="float" office:value="4166824386.6228843" table:style-name="ce21">
            <text:p>4.166.824.387<text:s/></text:p>
          </table:table-cell>
          <table:table-cell office:value-type="float" office:value="365149876.62128466" table:style-name="ce21">
            <text:p>365.149.877<text:s/></text:p>
          </table:table-cell>
          <table:table-cell office:value-type="float" office:value="41628956520.422531" table:style-name="ce21">
            <text:p>41.628.956.520<text:s/></text:p>
          </table:table-cell>
          <table:table-cell office:value-type="float" office:value="206544024.22926399" table:style-name="ce21">
            <text:p>206.544.024<text:s/></text:p>
          </table:table-cell>
          <table:table-cell office:value-type="float" office:value="106192360999.15001" table:style-name="ce22">
            <text:p>106.192.360.999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Usuário do Windows</dc:creator>
    <meta:creation-date>2004-03-11T18:47:37Z</meta:creation-date>
    <dc:date>2018-06-21T13:36:06Z</dc:date>
    <meta:print-date>2011-05-12T16:46:54Z</meta:print-date>
    <meta:editing-cycles>41</meta:editing-cycles>
    <meta:editing-duration>PT4293S</meta:editing-duration>
  </office:meta>
</office:document-meta>
</file>